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style:font-size-asian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italic" style:font-size-asian="14pt" style:font-style-asian="italic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italic" style:font-size-asian="14pt" style:font-style-asian="italic" style:font-style-complex="italic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style="italic" style:font-size-asian="14pt" style:font-style-asian="italic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style="italic" style:font-size-asian="14pt" style:font-style-asian="italic" style:font-style-complex="italic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T1" style:family="text">
      <style:text-properties fo:font-size="14pt" fo:language="uk" fo:country="UA" fo:font-style="italic" style:font-size-asian="14pt" style:font-style-asian="italic"/>
    </style:style>
    <style:style style:name="T2" style:family="text">
      <style:text-properties fo:font-size="14pt" fo:language="uk" fo:country="UA" fo:font-style="italic" style:font-size-asian="14pt" style:font-style-asian="italic" style:font-style-complex="italic"/>
    </style:style>
    <style:style style:name="T3" style:family="text">
      <style:text-properties fo:font-size="14pt" fo:language="uk" fo:country="UA" fo:font-style="italic" style:font-size-asian="14pt" style:font-style-asian="italic" style:font-weight-complex="bold"/>
    </style:style>
    <style:style style:name="T4" style:family="text">
      <style:text-properties fo:font-size="14pt" fo:language="uk" fo:country="UA" fo:font-style="italic" style:font-size-asian="14pt" style:font-style-asian="italic" style:font-size-complex="14pt" style:font-style-complex="italic"/>
    </style:style>
    <style:style style:name="T5" style:family="text">
      <style:text-properties fo:font-size="14pt" fo:language="uk" fo:country="UA" fo:font-style="italic" fo:font-weight="bold" style:font-size-asian="14pt" style:font-style-asian="italic" style:font-weight-asian="bold"/>
    </style:style>
    <style:style style:name="T6" style:family="text">
      <style:text-properties fo:font-size="14pt" fo:language="uk" fo:country="UA" fo:font-style="italic" fo:font-weight="bold" style:font-size-asian="14pt" style:font-style-asian="italic" style:font-weight-asian="bold" style:font-style-complex="italic"/>
    </style:style>
    <style:style style:name="T7" style:family="text">
      <style:text-properties fo:font-size="14pt" fo:language="uk" fo:country="UA" fo:font-style="italic" fo:font-weight="bold" style:font-size-asian="14pt" style:font-style-asian="italic" style:font-weight-asian="bold" style:font-style-complex="italic" style:font-weight-complex="bold"/>
    </style:style>
    <style:style style:name="T8" style:family="text">
      <style:text-properties fo:font-size="14pt" fo:language="uk" fo:country="UA" fo:font-style="italic" fo:font-weight="bold" style:font-size-asian="14pt" style:font-style-asian="italic" style:font-weight-asian="bold" style:font-weight-complex="bold"/>
    </style:style>
    <style:style style:name="T9" style:family="text">
      <style:text-properties fo:font-size="14pt" fo:language="uk" fo:country="UA" style:font-size-asian="14pt"/>
    </style:style>
    <style:style style:name="T10" style:family="text">
      <style:text-properties fo:font-size="14pt" fo:language="uk" fo:country="UA" style:font-size-asian="14pt" style:font-style-complex="italic"/>
    </style:style>
    <style:style style:name="T11" style:family="text">
      <style:text-properties fo:font-size="14pt" fo:language="uk" fo:country="UA" fo:font-weight="bold" style:font-size-asian="14pt" style:font-weight-asian="bold"/>
    </style:style>
    <style:style style:name="T12" style:family="text">
      <style:text-properties fo:font-size="14pt" fo:language="uk" fo:country="UA" fo:font-weight="bold" style:font-size-asian="14pt" style:font-weight-asian="bold" style:font-style-complex="italic" style:font-weight-complex="bold"/>
    </style:style>
    <style:style style:name="T13" style:family="text">
      <style:text-properties fo:font-size="14pt" fo:language="uk" fo:country="UA" fo:font-weight="bold" style:font-size-asian="14pt" style:font-weight-asian="bold" style:font-weight-complex="bold"/>
    </style:style>
    <style:style style:name="T14" style:family="text">
      <style:text-properties fo:font-size="14pt" fo:language="uk" fo:country="UA" fo:font-style="normal" style:font-size-asian="14pt" style:font-style-asian="normal" style:font-style-complex="normal"/>
    </style:style>
    <style:style style:name="T15" style:family="text">
      <style:text-properties fo:font-size="14pt" fo:language="uk" fo:country="UA" fo:font-style="normal" style:font-size-asian="14pt" style:font-style-asian="normal" style:font-style-complex="italic"/>
    </style:style>
    <style:style style:name="T16" style:family="text">
      <style:text-properties fo:font-size="14pt" fo:language="uk" fo:country="UA" fo:font-style="normal" style:font-size-asian="14pt" style:font-style-asian="normal" style:font-size-complex="14pt" style:font-style-complex="normal"/>
    </style:style>
    <style:style style:name="T17" style:family="text">
      <style:text-properties fo:font-size="14pt" fo:language="uk" fo:country="UA" fo:font-style="normal" fo:font-weight="bold" style:font-size-asian="14pt" style:font-style-asian="normal" style:font-weight-asian="bold" style:font-style-complex="normal" style:font-weight-complex="bold"/>
    </style:style>
    <style:style style:name="T18" style:family="text">
      <style:text-properties fo:font-size="14pt" fo:language="ru" fo:country="RU" style:font-size-asian="14pt"/>
    </style:style>
    <style:style style:name="T19" style:family="text">
      <style:text-properties fo:font-size="14pt" fo:language="ru" fo:country="RU" style:font-size-asian="14pt" style:font-style-complex="italic"/>
    </style:style>
    <style:style style:name="T20" style:family="text">
      <style:text-properties fo:font-size="14pt" fo:language="ru" fo:country="RU" fo:font-style="italic" style:font-size-asian="14pt" style:font-style-asian="italic"/>
    </style:style>
    <style:style style:name="T21" style:family="text">
      <style:text-properties fo:font-size="14pt" fo:language="ru" fo:country="RU" fo:font-style="italic" style:font-size-asian="14pt" style:font-style-asian="italic" style:font-style-complex="italic"/>
    </style:style>
    <style:style style:name="T22" style:family="text">
      <style:text-properties fo:font-size="14pt" fo:language="ru" fo:country="RU" fo:font-style="italic" fo:font-weight="bold" style:font-size-asian="14pt" style:font-style-asian="italic" style:font-weight-asian="bold" style:font-style-complex="italic"/>
    </style:style>
    <style:style style:name="T23" style:family="text">
      <style:text-properties fo:font-size="14pt" fo:language="ru" fo:country="RU" fo:font-weight="bold" style:font-size-asian="14pt" style:font-weight-asian="bold" style:font-style-complex="italic" style:font-weight-complex="bold"/>
    </style:style>
    <style:style style:name="T24" style:family="text">
      <style:text-properties fo:font-size="14pt" style:font-size-asian="14pt"/>
    </style:style>
    <style:style style:name="T25" style:family="text">
      <style:text-properties fo:font-size="14pt" fo:language="en" fo:country="US" fo:font-style="italic" style:font-size-asian="14pt" style:font-style-asian="italic"/>
    </style:style>
    <style:style style:name="T26" style:family="text">
      <style:text-properties fo:font-size="14pt" fo:language="en" fo:country="US" fo:font-style="italic" style:font-size-asian="14pt" style:font-style-asian="italic" style:font-style-complex="italic"/>
    </style:style>
    <style:style style:name="T27" style:family="text">
      <style:text-properties fo:text-transform="uppercase" fo:font-size="14pt" fo:language="uk" fo:country="UA" fo:font-weight="bold" style:font-size-asian="14pt" style:font-weight-asian="bold"/>
    </style:style>
    <style:style style:name="T28" style:family="text">
      <style:text-properties fo:text-transform="uppercase" fo:font-size="14pt" fo:language="uk" fo:country="UA" style:font-size-asian="14pt"/>
    </style:style>
    <style:style style:name="T29" style:family="text">
      <style:text-properties fo:text-transform="uppercase" fo:font-size="14pt" fo:language="ru" fo:country="RU" fo:font-weight="bold" style:font-size-asian="14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7">Басамáнити</text:span><text:span text:style-name="T9">, -ню, -ниш, дієсл., </text:span><text:span text:style-name="T1">недок., перех., інд.-авт.</text:span><text:span text:style-name="T20">,</text:span><text:span text:style-name="T1"> </text:span><text:span text:style-name="T25">[1].</text:span><text:span text:style-name="T11"> </text:span><text:span text:style-name="T9">Дієслово до </text:span><text:span text:style-name="T11">басамáн.</text:span></text:p>
      <text:p text:style-name="P1"><text:span text:style-name="T1">Гойдається вечора зламана віть,/ і синню тяжкою в осінній пожежі/ мій дух </text:span><text:span text:style-name="T5">басаманить.</text:span><text:span text:style-name="T11"> </text:span><text:span text:style-name="T9">(П-1:27).</text:span></text:p>
      <text:p text:style-name="P2"/>
      <text:p text:style-name="P1"><text:span text:style-name="T27">Біль-жадá</text:span><text:span text:style-name="T9">, -и, </text:span><text:span text:style-name="T1">ім., </text:span><text:span text:style-name="T1">ж., інд.-авт., </text:span><text:span text:style-name="T25">[</text:span><text:span text:style-name="T1">9</text:span><text:span text:style-name="T25">]</text:span><text:span text:style-name="T1">.</text:span><text:span text:style-name="T2"> </text:span><text:span text:style-name="T10"><text:s/>Похідне від </text:span><text:span text:style-name="T12">бíль</text:span><text:span text:style-name="T10"> і </text:span><text:span text:style-name="T12">жадá</text:span><text:span text:style-name="T10">.</text:span></text:p>
      <text:p text:style-name="P1"><text:span text:style-name="T1">Річки тепла ковбаня,/ літеплена вода./ Ось тобі, сну – смеркання,/ спогад твій – </text:span><text:span text:style-name="T5">біль-жада</text:span><text:span text:style-name="T1">.</text:span><text:span text:style-name="T9"> (П-2:28).</text:span></text:p>
      <text:p text:style-name="P2"/>
      <text:p text:style-name="P1"><text:span text:style-name="T27">Біль-самотá</text:span><text:span text:style-name="T9">, -и, </text:span><text:span text:style-name="T1">ім., ж., інд.-авт., </text:span><text:span text:style-name="T25">[</text:span><text:span text:style-name="T1">9</text:span><text:span text:style-name="T25">]</text:span><text:span text:style-name="T1">.</text:span><text:span text:style-name="T2"> </text:span><text:span text:style-name="T10"><text:s/>Похідне від </text:span><text:span text:style-name="T12">бíль</text:span><text:span text:style-name="T10"> і </text:span><text:span text:style-name="T12">самотá</text:span><text:span text:style-name="T10">.</text:span></text:p>
      <text:p text:style-name="P1"><text:span text:style-name="T1">…і вже ти, як цятка, і вже над пітьмою/ спалахуєш зойками </text:span><text:span text:style-name="T5">біль-самоти</text:span><text:span text:style-name="T1">.</text:span><text:span text:style-name="T9"> (П-2:18).</text:span></text:p>
      <text:p text:style-name="P2"/>
      <text:p text:style-name="P1"><text:span text:style-name="T27">Вичамрілий</text:span><text:span text:style-name="T9">, -а, -е, </text:span><text:span text:style-name="T1">інд.-авт., [1].</text:span><text:span text:style-name="T2"> </text:span><text:span text:style-name="T9"><text:s/>Дієпр. пас. мин. ч. до </text:span><text:span text:style-name="T13">вичамріти</text:span><text:span text:style-name="T9">.</text:span></text:p>
      <text:p text:style-name="P1"><text:span text:style-name="T1">…оце Дніпро, це жайвірна – Софія,/ а це Ярила </text:span><text:span text:style-name="T5">вичамрілий</text:span><text:span text:style-name="T1"> яр.</text:span><text:span text:style-name="T9"> (П-2:195).</text:span></text:p>
      <text:p text:style-name="P2"/>
      <text:p text:style-name="P1"><text:span text:style-name="T27">Всебезóдня</text:span><text:span text:style-name="T9">, -і, </text:span><text:span text:style-name="T1">ім., ж., інд.-авт., </text:span><text:span text:style-name="T25">[11]</text:span><text:span text:style-name="T1">.</text:span><text:span text:style-name="T2"> </text:span><text:span text:style-name="T10"><text:s/>Похідне від </text:span><text:span text:style-name="T12">все</text:span><text:span text:style-name="T10"> і </text:span><text:span text:style-name="T12">безóдня</text:span><text:span text:style-name="T10">.</text:span></text:p>
      <text:p text:style-name="P1"><text:span text:style-name="T1">Земля посовгнулась. Пливе/ розщілиною </text:span><text:span text:style-name="T5">всебезодні</text:span><text:span text:style-name="T9">. (П-1:185).</text:span></text:p>
      <text:p text:style-name="P2"/>
      <text:p text:style-name="P1"><text:span text:style-name="T27">Всебéзрух</text:span><text:span text:style-name="T9">, -у, </text:span><text:span text:style-name="T1">ім., </text:span><text:span text:style-name="T1">ч., інд.-авт., </text:span><text:span text:style-name="T25">[11]</text:span><text:span text:style-name="T1">.</text:span><text:span text:style-name="T2"> </text:span><text:span text:style-name="T1"><text:s/></text:span><text:span text:style-name="T10">Похідне від </text:span><text:span text:style-name="T12">все</text:span><text:span text:style-name="T10">, </text:span><text:span text:style-name="T12">без</text:span><text:span text:style-name="T10"> і </text:span><text:span text:style-name="T12">рух</text:span><text:span text:style-name="T10">.</text:span></text:p>
      <text:p text:style-name="P1"><text:span text:style-name="T1">У штольнях ночей вертикальних/ іде схарапуджене дляння/ </text:span><text:span text:style-name="T5">всебезруху</text:span><text:span text:style-name="T1">…</text:span><text:span text:style-name="T9"> (П-1:87).</text:span></text:p>
      <text:p text:style-name="P2"/>
      <text:p text:style-name="P1"><text:span text:style-name="T27">Всебíдий</text:span><text:span text:style-name="T9">, -а, -е, </text:span><text:span text:style-name="T2">прикм., інд.-авт.</text:span><text:span text:style-name="T1">, </text:span><text:span text:style-name="T25">[</text:span><text:span text:style-name="T1">8</text:span><text:span text:style-name="T25">]</text:span><text:span text:style-name="T1">.</text:span><text:span text:style-name="T2"> </text:span><text:span text:style-name="T10"><text:s/>Похідне від </text:span><text:span text:style-name="T12">все</text:span><text:span text:style-name="T10"> і </text:span><text:span text:style-name="T12">бíдний</text:span><text:span text:style-name="T10">.</text:span></text:p>
      <text:p text:style-name="P1"><text:span text:style-name="T1">Тож – в неба провалля в бездоння, бездолий/ нагірний, невірний, западистий рай,/ </text:span><text:span text:style-name="T5">всебідий</text:span><text:span text:style-name="T1">, всегнівний, всещедрий, всекволий./ А що під крилом твоїм? Кара – карай.</text:span><text:span text:style-name="T9"> (П-1:98).</text:span></text:p>
      <text:p text:style-name="P2"/>
      <text:p text:style-name="P1"><text:span text:style-name="T27">Всевельмóжний</text:span><text:span text:style-name="T9"> (</text:span><text:span text:style-name="T13">усевельмо</text:span><text:span text:style-name="T9"></text:span><text:span text:style-name="T13">жний</text:span><text:span text:style-name="T9">), -а, -е, </text:span><text:span text:style-name="T2">прикм., </text:span><text:span text:style-name="T1">інд.-авт., </text:span><text:span text:style-name="T25">[11]</text:span><text:span text:style-name="T1">.</text:span><text:span text:style-name="T2"> </text:span><text:span text:style-name="T10"><text:s/>Похідне від </text:span><text:span text:style-name="T12">все</text:span><text:span text:style-name="T10"> і </text:span><text:span text:style-name="T12">вельмóжний </text:span><text:span text:style-name="T10">– “знатний, могутній”.</text:span></text:p>
      <text:p text:style-name="P1"><text:soft-page-break/><text:span text:style-name="T1">Розкоше світу, йми мене в полон,/ адже і ти така, як я, порожня./ Тож полони </text:span><text:span text:style-name="T1">мене, </text:span><text:span text:style-name="T5">усевельможна</text:span><text:span text:style-name="T1">,/ дай перейти з тобою Рубікон</text:span><text:span text:style-name="T9">. (П-1:88).</text:span></text:p>
      <text:p text:style-name="P2"/>
      <text:p text:style-name="P1"><text:span text:style-name="T27">Всевідрáда</text:span><text:span text:style-name="T9">, -и, </text:span><text:span text:style-name="T1">ім., інд.-авт., [</text:span><text:span text:style-name="T25">11</text:span><text:span text:style-name="T1">].</text:span><text:span text:style-name="T2"> </text:span><text:span text:style-name="T1"><text:s/></text:span><text:span text:style-name="T10">Похідне від </text:span><text:span text:style-name="T12">все</text:span><text:span text:style-name="T10"> і </text:span><text:span text:style-name="T12">відрáда</text:span><text:span text:style-name="T10">.</text:span></text:p>
      <text:p text:style-name="P1"><text:span text:style-name="T1">Треба щедро – серцем одним, устами/ ледь розпуклими – розпелюстити втіхи гін,/ </text:span><text:span text:style-name="T5">всевідради</text:span><text:span text:style-name="T1">! Сонце бо йде – за нами.</text:span><text:span text:style-name="T9"> (П-1:106); </text:span><text:span text:style-name="T1">Снують думок рої,/ котрим немає ради/ (смертельні </text:span><text:span text:style-name="T1">перепади!),/ а сонце </text:span><text:span text:style-name="T5">всевідради</text:span><text:span text:style-name="T1">/ всеглядно постає.</text:span><text:span text:style-name="T9"> (П-1:179).</text:span></text:p>
      <text:p text:style-name="P2"/>
      <text:p text:style-name="P1"><text:span text:style-name="T27">Всевіки</text:span><text:span text:style-name="T9"> (</text:span><text:span text:style-name="T13">всеві</text:span><text:span text:style-name="T9">к), </text:span><text:span text:style-name="T1">присл., інд.-авт., [</text:span><text:span text:style-name="T25">11</text:span><text:span text:style-name="T1">].</text:span><text:span text:style-name="T2"> </text:span><text:span text:style-name="T10"><text:s/>Похідне від </text:span><text:span text:style-name="T12">все</text:span><text:span text:style-name="T10"> і </text:span><text:span text:style-name="T12">віки</text:span><text:span text:style-name="T10">.</text:span></text:p>
      <text:p text:style-name="P1"><text:span text:style-name="T1">Задосить. Приостань. Упився гроз?/ Від правіків на </text:span><text:span text:style-name="T5">всевіки</text:span><text:span text:style-name="T1"> упився?</text:span><text:span text:style-name="T9"> </text:span><text:span text:style-name="T9">(П-1:165); </text:span><text:span text:style-name="T1">Забарні слова,/ що з тіла мертвого летіли/ і споминами </text:span><text:span text:style-name="T1">душу гріли,/ що, наче дошка гробова,/ позаклякала на </text:span><text:span text:style-name="T5">всевік</text:span><text:span text:style-name="T1">.</text:span><text:span text:style-name="T9"> (П-2:19).</text:span><text:span text:style-name="T1"> </text:span></text:p>
      <text:p text:style-name="P3"/>
      <text:p text:style-name="P1"><text:span text:style-name="T27">Всевíкна</text:span><text:span text:style-name="T9">, всевíкон, </text:span><text:span text:style-name="T1">ім., мн., інд.-авт., [</text:span><text:span text:style-name="T25">11</text:span><text:span text:style-name="T1">].</text:span><text:span text:style-name="T2"> </text:span><text:span text:style-name="T10"><text:s/>Похідне від </text:span><text:span text:style-name="T12">все</text:span><text:span text:style-name="T10"> і </text:span><text:span text:style-name="T12">вíкна</text:span><text:span text:style-name="T10">.</text:span></text:p>
      <text:p text:style-name="P1"><text:span text:style-name="T1">Заплакані вікна. </text:span><text:span text:style-name="T5">Всевікна</text:span><text:span text:style-name="T1"> твої./ Готуйся до злету. Кінець животінню. (П-1:98).</text:span></text:p>
      <text:p text:style-name="P3"/>
      <text:p text:style-name="P1"><text:span text:style-name="T27">Всевлáдно</text:span><text:span text:style-name="T9">, </text:span><text:span text:style-name="T1">присл., інд.-авт., [</text:span><text:span text:style-name="T25">11</text:span><text:span text:style-name="T1">].</text:span><text:span text:style-name="T2"> </text:span><text:span text:style-name="T10"><text:s/>Похідне від </text:span><text:span text:style-name="T12">все</text:span><text:span text:style-name="T10"> і </text:span><text:span text:style-name="T12">влáдно</text:span><text:span text:style-name="T10">.</text:span></text:p>
      <text:p text:style-name="P1"><text:span text:style-name="T1">Коли прищухло довкруги, поближнє/ усевладуще ревом так реве,/ ану збагни – суворе ачи ніжне/ те, що тебе </text:span><text:span text:style-name="T5">всевладно</text:span><text:span text:style-name="T1"> так зове. (П-2:120).</text:span></text:p>
      <text:p text:style-name="P3"/>
      <text:p text:style-name="P1"><text:span text:style-name="T27">Всегíн</text:span><text:span text:style-name="T9">, -гóну, </text:span><text:span text:style-name="T1">ім., ч., інд.-авт., </text:span><text:span text:style-name="T25">[11].</text:span><text:span text:style-name="T2"> </text:span><text:span text:style-name="T10"><text:s/>Похідне від </text:span><text:span text:style-name="T12">все</text:span><text:span text:style-name="T10"> і </text:span><text:span text:style-name="T12">гін</text:span><text:span text:style-name="T10">.</text:span></text:p>
      <text:p text:style-name="P1"><text:span text:style-name="T1">Ця дорога вседороги/ всенезустрічі – </text:span><text:span text:style-name="T5">всегону</text:span><text:span text:style-name="T1">./ Позирай із заквагону/ за сузір’ям Козерога. (П-1:67).</text:span></text:p>
      <text:p text:style-name="P3"/>
      <text:p text:style-name="P1"><text:span text:style-name="T27">Всеглядно</text:span><text:span text:style-name="T9">, </text:span><text:span text:style-name="T1">присл., інд.-авт., [8].</text:span><text:span text:style-name="T2"> </text:span><text:span text:style-name="T1"><text:s/></text:span><text:span text:style-name="T10">Похідне від </text:span><text:span text:style-name="T12">все</text:span><text:span text:style-name="T10"> і </text:span><text:span text:style-name="T12">глядіти</text:span><text:span text:style-name="T10">.</text:span></text:p>
      <text:p text:style-name="P1"><text:span text:style-name="T1">Снують думок рої,/ котрим немає ради/ (смертельні перепади!),/ а сонце всевідради/ </text:span><text:span text:style-name="T5">всеглядно</text:span><text:span text:style-name="T1"> постає. (П-1:179).</text:span></text:p>
      <text:p text:style-name="P3"/>
      <text:p text:style-name="P1"><text:span text:style-name="T27">Всегнíвний</text:span><text:span text:style-name="T9">, -а, -е, </text:span><text:span text:style-name="T2">прикм., </text:span><text:span text:style-name="T1">інд.-авт., </text:span><text:span text:style-name="T25">[11].</text:span><text:span text:style-name="T2"> </text:span><text:span text:style-name="T1"><text:s/></text:span><text:span text:style-name="T10">Похідне від </text:span><text:span text:style-name="T12">все</text:span><text:span text:style-name="T10"> і </text:span><text:span text:style-name="T12">гнівний</text:span><text:span text:style-name="T10">.</text:span></text:p>
      <text:p text:style-name="P1"><text:soft-page-break/><text:span text:style-name="T1">Тож – в неба провалля в бездоння, бездолий/ нагірний, невірний, западистий </text:span><text:span text:style-name="T1">рай,/ всебідий, </text:span><text:span text:style-name="T5">всегнівний</text:span><text:span text:style-name="T1">, всещедрий, всекволий./ А що під крилом твоїм? Кара – карай. (П-1:98).</text:span></text:p>
      <text:p text:style-name="P3"/>
      <text:p text:style-name="P1"><text:span text:style-name="T27">Всеголóдний</text:span><text:span text:style-name="T9">, -а, -е, </text:span><text:span text:style-name="T2">прикм., </text:span><text:span text:style-name="T1">інд.-авт., [</text:span><text:span text:style-name="T25">11]</text:span><text:span text:style-name="T1">.</text:span><text:span text:style-name="T2"> </text:span><text:span text:style-name="T1"><text:s/></text:span><text:span text:style-name="T10">Похідне від </text:span><text:span text:style-name="T12">все</text:span><text:span text:style-name="T10"> і </text:span><text:span text:style-name="T12">голóдний</text:span><text:span text:style-name="T10">.</text:span></text:p>
      <text:p text:style-name="P1"><text:span text:style-name="T1">Народжені мої бажання,/ усенестерпні, </text:span><text:span text:style-name="T5">всеголодні</text:span><text:span text:style-name="T1">,/ такі вітри зняли довкола,/ що все несеться шкереберть. (П-2:195).</text:span></text:p>
      <text:p text:style-name="P3"/>
      <text:p text:style-name="P1"><text:span text:style-name="T27">Вседобрó</text:span><text:span text:style-name="T9">, -á, </text:span><text:span text:style-name="T1">ім., с., інд.-авт., [11].</text:span><text:span text:style-name="T2"> </text:span><text:span text:style-name="T1"><text:s/></text:span><text:span text:style-name="T10">Похідне від </text:span><text:span text:style-name="T12">все</text:span><text:span text:style-name="T10"> і </text:span><text:span text:style-name="T12">добрó</text:span><text:span text:style-name="T10">.</text:span></text:p>
      <text:p text:style-name="P1"><text:span text:style-name="T1">Спасенної тримайся криги,/ пречистої тримайся туги,/ шаленої тримайся муки/ і так існуй – на </text:span><text:span text:style-name="T5">вседобро</text:span><text:span text:style-name="T1">. (П-2:83).</text:span></text:p>
      <text:p text:style-name="P3"/>
      <text:p text:style-name="P1"><text:span text:style-name="T27">Вседорóга</text:span><text:span text:style-name="T9">, -и, </text:span><text:span text:style-name="T1">ім., ж., інд.-авт., [11]. <text:s/></text:span><text:span text:style-name="T10">Похідне від </text:span><text:span text:style-name="T12">все</text:span><text:span text:style-name="T10"> і </text:span><text:span text:style-name="T12">дорóга</text:span><text:span text:style-name="T10">.</text:span></text:p>
      <text:p text:style-name="P1"><text:span text:style-name="T1">Ця дорога </text:span><text:span text:style-name="T5">вседороги</text:span><text:span text:style-name="T1">/ всенезустрічі – всегону./ Позирай із заквагону/ за сузір’ям Козерога. (П-1:67); Ламка і витка всеспадна </text:span><text:span text:style-name="T5">вседорога</text:span><text:span text:style-name="T1">./ Дорога до Бога – ламка і витка. (П-1:98).</text:span></text:p>
      <text:p text:style-name="P3"/>
      <text:p text:style-name="P1"><text:span text:style-name="T27">Вседорогий</text:span><text:span text:style-name="T9">, -а, -е, </text:span><text:span text:style-name="T2">прикм., </text:span><text:span text:style-name="T1">інд.-авт., [11]. </text:span><text:span text:style-name="T10">Похідне від </text:span><text:span text:style-name="T12">все</text:span><text:span text:style-name="T10"> і </text:span><text:span text:style-name="T12">дорогий</text:span><text:span text:style-name="T10">.</text:span></text:p>
      <text:p text:style-name="P1"><text:span text:style-name="T1">Земля – хитлива і плавка – </text:span><text:span text:style-name="T5">вседорога</text:span><text:span text:style-name="T1"> і всепрощальна - / здоліла </text:span><text:span text:style-name="T1">стати, щоб благальна помічена була рука. (П-2:147); Який бо холод довкруги!/ Самотності! Ніде нікого./ Одна підтримка – голос Бога/ </text:span><text:span text:style-name="T5">вседрогий, вседорогий</text:span><text:span text:style-name="T1">. (П-2:184).</text:span></text:p>
      <text:p text:style-name="P3"/>
      <text:p text:style-name="P1"><text:span text:style-name="T27">Всезáдума</text:span><text:span text:style-name="T9">, -и, </text:span><text:span text:style-name="T1">ім., ж., інд.-авт., [8]. </text:span><text:span text:style-name="T10">Похідне від </text:span><text:span text:style-name="T12">все</text:span><text:span text:style-name="T10"> і </text:span><text:span text:style-name="T12">зáдум</text:span><text:span text:style-name="T10">.</text:span></text:p>
      <text:p text:style-name="P1"><text:span text:style-name="T1">Пірни/ у </text:span><text:span text:style-name="T5">всезадуму</text:span><text:span text:style-name="T1"> і збавляй безчасся. (П-1:178).</text:span></text:p>
      <text:p text:style-name="P3"/>
      <text:p text:style-name="P1"><text:span text:style-name="T27">Всеквóлий</text:span><text:span text:style-name="T9">, -а, -е, </text:span><text:span text:style-name="T2">прикм., </text:span><text:span text:style-name="T1">інд.-авт., [11]. </text:span><text:span text:style-name="T10">Похідне від </text:span><text:span text:style-name="T12">все</text:span><text:span text:style-name="T10"> і </text:span><text:span text:style-name="T12">квóлий</text:span><text:span text:style-name="T10">.</text:span></text:p>
      <text:p text:style-name="P1"><text:span text:style-name="T1">Тож – в неба провалля в бездоння, бездолий/ нагірний, невірний, западистий рай,/ всебідий, всегнівний, всещедрий, </text:span><text:span text:style-name="T5">всекволий</text:span><text:span text:style-name="T1">./ А що під крилом твоїм? Кара – карай. (П-1:98).</text:span></text:p>
      <text:p text:style-name="P3"/>
      <text:p text:style-name="P1"><text:soft-page-break/><text:span text:style-name="T27">Всемежá</text:span><text:span text:style-name="T9">,</text:span><text:span text:style-name="T11"> </text:span><text:span text:style-name="T9">-и, </text:span><text:span text:style-name="T1">ім., ж., інд.-авт., [11]. </text:span><text:span text:style-name="T10">Похідне від </text:span><text:span text:style-name="T12">все</text:span><text:span text:style-name="T10"> і </text:span><text:span text:style-name="T12">межá</text:span><text:span text:style-name="T10">.</text:span></text:p>
      <text:p text:style-name="P1"><text:span text:style-name="T1">Ти ще – ось-ось. Допіру-но ступив/ за </text:span><text:span text:style-name="T5">всемежу</text:span><text:span text:style-name="T1">. (П-1:182).</text:span></text:p>
      <text:p text:style-name="P3"/>
      <text:p text:style-name="P1"><text:span text:style-name="T27">Всемолодий</text:span><text:span text:style-name="T9">, -á,-é, </text:span><text:span text:style-name="T2">прикм., </text:span><text:span text:style-name="T1">інд.-авт., [11]. </text:span><text:span text:style-name="T10">Похідне від </text:span><text:span text:style-name="T12">все</text:span><text:span text:style-name="T10"> і </text:span><text:span text:style-name="T12">молодий</text:span><text:span text:style-name="T10">.</text:span></text:p>
      <text:p text:style-name="P1"><text:span text:style-name="T1">Усесвіту пустеля/ небавом нас огорне,/ і мертва не воскресне/ </text:span><text:span text:style-name="T5">всемолода</text:span><text:span text:style-name="T1"> біда. (П-1:212); І, хилячи </text:span><text:span text:style-name="T5">всемолоде</text:span><text:span text:style-name="T1"> чоло,/ пройти під поглядом, немов під градом… (П-2:83).</text:span></text:p>
      <text:p text:style-name="P3"/>
      <text:p text:style-name="P1"><text:span text:style-name="T27">Всеначувáнний</text:span><text:span text:style-name="T9">, -а, -е, </text:span><text:span text:style-name="T2">прикм., </text:span><text:span text:style-name="T1">інд.-авт., [8]. </text:span><text:span text:style-name="T10">Похідне від </text:span><text:span text:style-name="T12">все</text:span><text:span text:style-name="T10"> і </text:span><text:span text:style-name="T12">начувáтися</text:span><text:span text:style-name="T10">.</text:span></text:p>
      <text:p text:style-name="P1"><text:span text:style-name="T1">І торопкі </text:span><text:span text:style-name="T5">всеначуванні</text:span><text:span text:style-name="T1"> кроки,/ то лис блукає – із хвостом рудим. (П-2:156).</text:span></text:p>
      <text:p text:style-name="P3"/>
      <text:p text:style-name="P1"><text:span text:style-name="T27">Всенедочекáвшися</text:span><text:span text:style-name="T9">, </text:span><text:span text:style-name="T1">дієприсл., док., інд.-авт., [???8]. </text:span><text:span text:style-name="T10">Похідне від </text:span><text:span text:style-name="T12">все</text:span><text:span text:style-name="T10"> і </text:span><text:span text:style-name="T12">не дочекатися</text:span><text:span text:style-name="T10">.</text:span></text:p>
      <text:p text:style-name="P1"><text:span text:style-name="T1">Ну й долечка! Прождати на життя - / і </text:span><text:span text:style-name="T5">всенедочекавшися</text:span><text:span text:style-name="T1"> – померти! (П-1:188).</text:span></text:p>
      <text:p text:style-name="P3"/>
      <text:p text:style-name="P1"><text:span text:style-name="T27">Всенеждáнний</text:span><text:span text:style-name="T9">, -а, -е, </text:span><text:span text:style-name="T2">прикм., </text:span><text:span text:style-name="T1">інд.-авт., [8]. </text:span><text:span text:style-name="T10">Похідне від </text:span><text:span text:style-name="T12">все</text:span><text:span text:style-name="T10"> і </text:span><text:span text:style-name="T12">не ждáти</text:span><text:span text:style-name="T10">.</text:span></text:p>
      <text:p text:style-name="P1"><text:span text:style-name="T1">я забуваюся, коли цнота/ пречистого пребілого паперу/ почне мене, відкривши добру еру/ натхнення в тиші, і коли мета/ мене в полон імкне, </text:span><text:span text:style-name="T5">всененажданна</text:span><text:span text:style-name="T1">. (П-2:169).</text:span></text:p>
      <text:p text:style-name="P3"/>
      <text:p text:style-name="P1"><text:span text:style-name="T27">Всенезустріч</text:span><text:span text:style-name="T9">, -і, </text:span><text:span text:style-name="T1">ім., ж., інд.-авт., [11]. </text:span><text:span text:style-name="T10">Похідне від </text:span><text:span text:style-name="T12">все</text:span><text:span text:style-name="T10"> і (</text:span><text:span text:style-name="T12">не</text:span><text:span text:style-name="T10">)</text:span><text:span text:style-name="T12">зустріч</text:span><text:span text:style-name="T10">.</text:span></text:p>
      <text:p text:style-name="P1"><text:span text:style-name="T1">Ця дорога вседороги/ </text:span><text:span text:style-name="T5">всенезустрічі</text:span><text:span text:style-name="T1"> – всегону./ Позирай із заквагону/ за сузір’ям Козерога. (П-1:67); Що мав – привиділось, причулося,/ на </text:span><text:span text:style-name="T5">всенезустріч</text:span><text:span text:style-name="T1">, всепрощання. (П-1:199).</text:span></text:p>
      <text:p text:style-name="P3"/>
      <text:p text:style-name="P1"><text:span text:style-name="T27">Всенезустріч</text:span><text:span text:style-name="T28">-</text:span><text:span text:style-name="T27">всегíн</text:span><text:span text:style-name="T9">, -гону, </text:span><text:span text:style-name="T1">ім., ж., інд.-авт., [9]. </text:span><text:span text:style-name="T10">Похідне від </text:span><text:span text:style-name="T12">всенезýстріч</text:span><text:span text:style-name="T10"> і </text:span><text:span text:style-name="T12">всегíн</text:span><text:span text:style-name="T10">.</text:span></text:p>
      <text:p text:style-name="P1"><text:span text:style-name="T1">Ця дорога вседороги,/ </text:span><text:span text:style-name="T5">всенезустрічі-всегону</text:span><text:span text:style-name="T1">,/ позирай із зак-вагону/ за сузір’ям </text:span><text:soft-page-break/><text:span text:style-name="T1">Козерога. (П-1:118).</text:span></text:p>
      <text:p text:style-name="P3"/>
      <text:p text:style-name="P1"><text:span text:style-name="T27">Всенепíзнаний</text:span><text:span text:style-name="T9">, -а, -е, </text:span><text:span text:style-name="T2">прикм., </text:span><text:span text:style-name="T1">інд.-авт., [11]. </text:span><text:span text:style-name="T10">Похідне від </text:span><text:span text:style-name="T12">все</text:span><text:span text:style-name="T10"> і </text:span><text:span text:style-name="T12">непíзнаний</text:span><text:span text:style-name="T10">.</text:span></text:p>
      <text:p text:style-name="P1"><text:span text:style-name="T1">…попелясті зозулі/ вістили роки: жий однині/ на </text:span><text:span text:style-name="T5">всенепізнаній</text:span><text:span text:style-name="T1"> </text:span><text:span text:style-name="T1">землі. (П-1:128).</text:span></text:p>
      <text:p text:style-name="P3"/>
      <text:p text:style-name="P1"><text:span text:style-name="T27">Всенепогáсний</text:span><text:span text:style-name="T9">, -а, -е, </text:span><text:span text:style-name="T2">прикм., </text:span><text:span text:style-name="T1">інд.-авт., [11]. </text:span><text:span text:style-name="T10">Похідне від </text:span><text:span text:style-name="T12">все</text:span><text:span text:style-name="T10"> і </text:span><text:span text:style-name="T12">непогáсний</text:span><text:span text:style-name="T10">.</text:span></text:p>
      <text:p text:style-name="P1"><text:span text:style-name="T1">оце світіння полохких світань/ світів жертовних, що мене запалює/ </text:span><text:span text:style-name="T5">всенепогасним</text:span><text:span text:style-name="T1"> і ламким, як крига,/ огнем співучих надторосів – криг. (П-1:80).</text:span></text:p>
      <text:p text:style-name="P3"/>
      <text:p text:style-name="P1"><text:span text:style-name="T27">Всенепокóра</text:span><text:span text:style-name="T9">, -и, </text:span><text:span text:style-name="T1">ім., ж., інд.-авт., [11]. </text:span><text:span text:style-name="T10">Похідне від </text:span><text:span text:style-name="T12">все</text:span><text:span text:style-name="T10"> і </text:span><text:span text:style-name="T12">непокора</text:span><text:span text:style-name="T10">.</text:span></text:p>
      <text:p text:style-name="P1"><text:span text:style-name="T1">Страшна ковбаня – чорна і масна./ І дух тяжкий повзе, немов потвора,/ в лещатах дум твоя </text:span><text:span text:style-name="T5">всенепокора</text:span><text:span text:style-name="T1">,/ стою на кладці. Дозираю дна. (П-1:151).</text:span></text:p>
      <text:p text:style-name="P3"/>
      <text:p text:style-name="P1"><text:span text:style-name="T27">Всенищíвність</text:span><text:span text:style-name="T9">, -ності, </text:span><text:span text:style-name="T1">ім., ж., інд.-авт., [1]. </text:span><text:span text:style-name="T10">Похідне від </text:span><text:span text:style-name="T12">все</text:span><text:span text:style-name="T10"> і </text:span><text:span text:style-name="T12">нищити</text:span><text:span text:style-name="T10">.</text:span></text:p>
      <text:p text:style-name="P1"><text:span text:style-name="T1">І ти збагнеш/ обнавіснілу </text:span><text:span text:style-name="T5">всенищівність</text:span><text:span text:style-name="T1"> роду. (П-1:144).</text:span></text:p>
      <text:p text:style-name="P3"/>
      <text:p text:style-name="P1"><text:span text:style-name="T27">Всеóбрій</text:span><text:span text:style-name="T9">, -ю, </text:span><text:span text:style-name="T1">ім., ч., інд.-авт., [11]. </text:span><text:span text:style-name="T10">Похідне від </text:span><text:span text:style-name="T12">все</text:span><text:span text:style-name="T10"> і </text:span><text:span text:style-name="T12">óбрій</text:span><text:span text:style-name="T10">.</text:span></text:p>
      <text:p text:style-name="P1"><text:span text:style-name="T1">Старечою ходою/ із костуром – іще бриниш мені/ </text:span><text:span text:style-name="T5">всеобрієм</text:span><text:span text:style-name="T1">. (П-1:182).</text:span></text:p>
      <text:p text:style-name="P3"/>
      <text:p text:style-name="P1"><text:span text:style-name="T27">Всеобрушáти</text:span><text:span text:style-name="T9">, -áю, -єш, дієсл., </text:span><text:span text:style-name="T2">недок., перех., інд.-авт., </text:span><text:span text:style-name="T26">[</text:span><text:span text:style-name="T2">11]. </text:span><text:span text:style-name="T10">Похідне від </text:span><text:span text:style-name="T12">все</text:span><text:span text:style-name="T10"> і </text:span><text:span text:style-name="T12">обрушáти</text:span><text:span text:style-name="T10">.</text:span></text:p>
      <text:p text:style-name="P1"><text:span text:style-name="T1">Та </text:span><text:span text:style-name="T5">всеобрушає</text:span><text:span text:style-name="T1"> нестерпно/ двопогляд. У ньому ти сущий,/ померлий, пантруєш живого,/ зориш за померлим – живий. (П-1:87).</text:span></text:p>
      <text:p text:style-name="P3"/>
      <text:p text:style-name="P1"><text:span text:style-name="T27">Всеóчі</text:span><text:span text:style-name="T9">, -чéй, </text:span><text:span text:style-name="T1">ім., мн., інд.-авт., [11]. </text:span><text:span text:style-name="T10">Похідне від </text:span><text:span text:style-name="T12">все</text:span><text:span text:style-name="T10"> і </text:span><text:span text:style-name="T12">óчі</text:span><text:span text:style-name="T10">.</text:span></text:p>
      <text:p text:style-name="P1"><text:span text:style-name="T1">Узорені, роздумані, прозорі - / вони – одне високе чудування - / недоторканна є оця зчужілість/ і всепрозріння добрих </text:span><text:span text:style-name="T5">всеочей</text:span><text:span text:style-name="T1">. (П-2:198).</text:span></text:p>
      <text:p text:style-name="P3"><text:soft-page-break/></text:p>
      <text:p text:style-name="P1"><text:span text:style-name="T27">Всепам’яткий</text:span><text:span text:style-name="T9">, -á, -é, </text:span><text:span text:style-name="T2">прикм., </text:span><text:span text:style-name="T1">інд.-авт., [11]. </text:span><text:span text:style-name="T10">Похідне від </text:span><text:span text:style-name="T12">все</text:span><text:span text:style-name="T10"> і </text:span><text:span text:style-name="T12">пам’яткий</text:span><text:span text:style-name="T10">.</text:span></text:p>
      <text:p text:style-name="P1"><text:span text:style-name="T1">Володарю своєї смерті, доля - / </text:span><text:span text:style-name="T5">всепам’ятка</text:span><text:span text:style-name="T1">, всечула, всевидюща - / нічого не забуде, не простить. (П-1:144).</text:span></text:p>
      <text:p text:style-name="P3"/>
      <text:p text:style-name="P1"><text:span text:style-name="T27">Всепекéльний</text:span><text:span text:style-name="T9">, -а, -е, </text:span><text:span text:style-name="T2">прикм., </text:span><text:span text:style-name="T1">інд.-авт., [11]. </text:span><text:span text:style-name="T10">Похідне від </text:span><text:span text:style-name="T12">все</text:span><text:span text:style-name="T10"> і </text:span><text:span text:style-name="T12">пекéльний</text:span><text:span text:style-name="T10">.</text:span></text:p>
      <text:p text:style-name="P1"><text:span text:style-name="T1">Сяє срібне серце землі/ </text:span><text:span text:style-name="T5">всепекельними </text:span><text:span text:style-name="T1">калюжами. (П-1:173).</text:span></text:p>
      <text:p text:style-name="P3"/>
      <text:p text:style-name="P1"><text:span text:style-name="T27">Всеперелéт</text:span><text:span text:style-name="T9">, -у, </text:span><text:span text:style-name="T1">ім., ч., інд.-авт., [11]. </text:span><text:span text:style-name="T10">Похідне від </text:span><text:span text:style-name="T12">все</text:span><text:span text:style-name="T10"> і </text:span><text:span text:style-name="T12">перелéт</text:span><text:span text:style-name="T10">.</text:span></text:p>
      <text:p text:style-name="P1"><text:span text:style-name="T1">Це божевілля пориву, ця рвань/ </text:span><text:span text:style-name="T5">всеперелетів</text:span><text:span text:style-name="T1"> – з пекла і до раю,/ це надвисання в смерть… (П-1:144).</text:span></text:p>
      <text:p text:style-name="P3"/>
      <text:p text:style-name="P1"><text:span text:style-name="T27">Всепереляк</text:span><text:span text:style-name="T9">, -у, </text:span><text:span text:style-name="T1">ім., ч., інд.-авт., [11]. </text:span><text:span text:style-name="T10">Похідне від </text:span><text:span text:style-name="T12">все</text:span><text:span text:style-name="T10"> і </text:span><text:span text:style-name="T12">переляк</text:span><text:span text:style-name="T10">.</text:span></text:p>
      <text:p text:style-name="P1"><text:span text:style-name="T1">Куди сховатись,/ аби втекти глухонімого болю/ і таємничого </text:span><text:span text:style-name="T5">Всепереляку</text:span><text:span text:style-name="T1">/ і ницого рятунку Порожнеч? (П-1:136).</text:span></text:p>
      <text:p text:style-name="P3"/>
      <text:p text:style-name="P1"><text:span text:style-name="T27">Всепопéреду</text:span><text:span text:style-name="T9">, </text:span><text:span text:style-name="T1">присл., інд.-авт., [11]. </text:span><text:span text:style-name="T10">Похідне від </text:span><text:span text:style-name="T12">все</text:span><text:span text:style-name="T10"> і </text:span><text:span text:style-name="T12">попéреду</text:span><text:span text:style-name="T10">.</text:span></text:p>
      <text:p text:style-name="P1"><text:span text:style-name="T1">Іду до вас – ви </text:span><text:span text:style-name="T5">всепопереду</text:span><text:span text:style-name="T1">,/ за заримим обрієм моїм. (П-2:78).</text:span></text:p>
      <text:p text:style-name="P3"/>
      <text:p text:style-name="P1"><text:span text:style-name="T27">Всепрозрíння</text:span><text:span text:style-name="T9">, -я, </text:span><text:span text:style-name="T1">ім., с., інд.-авт., [11]. </text:span><text:span text:style-name="T10">Похідне від </text:span><text:span text:style-name="T12">все</text:span><text:span text:style-name="T10"> і </text:span><text:span text:style-name="T12">прозрíння</text:span><text:span text:style-name="T10">.</text:span></text:p>
      <text:p text:style-name="P1"><text:span text:style-name="T1">На всерозхресті люті і жаху,/ на </text:span><text:span text:style-name="T5">всепрозрінні</text:span><text:span text:style-name="T1"> смертного скрику/ дай мені, Боже, чесного шляху,/ дай мені, Боже, гордого лику! (П-1:153); Узорені, роздумані, прозорі - / вони – одне високе чудування - / недоторканна є оця зчужілість/ і </text:span><text:span text:style-name="T5">всепрозріння</text:span><text:span text:style-name="T1"> добрих всеочей. (П-2:198).</text:span></text:p>
      <text:p text:style-name="P3"/>
      <text:p text:style-name="P1"><text:span text:style-name="T27">Всепрощáльний</text:span><text:span text:style-name="T9">, -а, -е, </text:span><text:span text:style-name="T2">прикм., </text:span><text:span text:style-name="T1">інд.-авт., [11]. </text:span><text:span text:style-name="T10">Похідне від </text:span><text:span text:style-name="T12">все</text:span><text:span text:style-name="T10"> і </text:span><text:span text:style-name="T12">прощáтися</text:span><text:span text:style-name="T10">. </text:span></text:p>
      <text:p text:style-name="P1"><text:span text:style-name="T1">Земля – хитлива і плавка – вседорога і </text:span><text:span text:style-name="T5">всепрощальна</text:span><text:span text:style-name="T1"> - / здоліла стати, щоб благальна помічена була рука. (П-2:147).</text:span></text:p>
      <text:p text:style-name="P3"/>
      <text:p text:style-name="P1"><text:soft-page-break/><text:span text:style-name="T27">Всепрощáння</text:span><text:span text:style-name="T9">, -я, </text:span><text:span text:style-name="T1">ім., с., інд.-авт., [11]. </text:span><text:span text:style-name="T10">Похідне від </text:span><text:span text:style-name="T12">все</text:span><text:span text:style-name="T10"> і </text:span><text:span text:style-name="T12">прощáння</text:span><text:span text:style-name="T10">.</text:span></text:p>
      <text:p text:style-name="P1"><text:span text:style-name="T1">Що мав – привиділось, причулося,/ на всенезустріч, </text:span><text:span text:style-name="T5">всепрощання</text:span><text:span text:style-name="T1">. (П-1:199).</text:span></text:p>
      <text:p text:style-name="P3"/>
      <text:p text:style-name="P1"><text:span text:style-name="T27">Всерозлука</text:span><text:span text:style-name="T9">, -и, </text:span><text:span text:style-name="T1">ім., ж., інд.-авт., [11]. </text:span><text:span text:style-name="T10">Похідне від </text:span><text:span text:style-name="T12">все</text:span><text:span text:style-name="T10"> і </text:span><text:span text:style-name="T12">розлука</text:span><text:span text:style-name="T10">.</text:span></text:p>
      <text:p text:style-name="P1"><text:span text:style-name="T1">Сягни рукою – і не досягнеш/ ні краю </text:span><text:span text:style-name="T5">всерозлук</text:span><text:span text:style-name="T1">, ні муки краю. (П-1:149).</text:span></text:p>
      <text:p text:style-name="P3"/>
      <text:p text:style-name="P1"><text:span text:style-name="T27">Всерозхрéстя</text:span><text:span text:style-name="T9">, -я, </text:span><text:span text:style-name="T1">ім., с., інд.-авт., [8]. </text:span><text:span text:style-name="T10">Похідне від </text:span><text:span text:style-name="T12">все</text:span><text:span text:style-name="T10"> і </text:span><text:span text:style-name="T12">хрест</text:span><text:span text:style-name="T10">.</text:span></text:p>
      <text:p text:style-name="P1"><text:span text:style-name="T1">На </text:span><text:span text:style-name="T5">всерозхресті</text:span><text:span text:style-name="T1"> люті і жаху,/ на всепрозрінні смертного скрику/ дай мені, Боже, чесного шляху,/ дай мені, Боже, гордого лику! (П-1:153).</text:span></text:p>
      <text:p text:style-name="P3"/>
      <text:p text:style-name="P1"><text:span text:style-name="T27">Всесáдно</text:span><text:span text:style-name="T9">, </text:span><text:span text:style-name="T1">присл., інд.-авт., [8]. </text:span><text:span text:style-name="T10">Похідне від </text:span><text:span text:style-name="T12">все</text:span><text:span text:style-name="T10"> і </text:span><text:span text:style-name="T12">сáдний</text:span><text:span text:style-name="T10">.</text:span></text:p>
      <text:p text:style-name="P1"><text:span text:style-name="T1">Меркавий</text:span><text:span text:style-name="T5"> </text:span><text:span text:style-name="T1">місяць був посів/ на всю околицю, </text:span><text:span text:style-name="T5">всесадно</text:span><text:span text:style-name="T1">/ пишаючись і правив владно,/ нічний мій сором чемно крив. (П-2:296).</text:span></text:p>
      <text:p text:style-name="P3"/>
      <text:p text:style-name="P1"><text:span text:style-name="T27">ВсеспаднИй</text:span><text:span text:style-name="T9">, -а, -е, </text:span><text:span text:style-name="T2">прикм., </text:span><text:span text:style-name="T1">інд.-авт., [11]. </text:span><text:span text:style-name="T10">Похідне від </text:span><text:span text:style-name="T12">все</text:span><text:span text:style-name="T10"> і </text:span><text:span text:style-name="T12">спадний</text:span><text:span text:style-name="T10">.</text:span></text:p>
      <text:p text:style-name="P1"><text:span text:style-name="T1">О, прощавайте! Не стрітись удруге./ Ти </text:span><text:span text:style-name="T5">всеспадна</text:span><text:span text:style-name="T1"> вже, дорого проваль! (П-1:86); Ламка і витка </text:span><text:span text:style-name="T5">всеспадна</text:span><text:span text:style-name="T1"> вседорога./ Дорога до Бога – ламка і витка. (П-1:98).</text:span></text:p>
      <text:p text:style-name="P3"/>
      <text:p text:style-name="P1"><text:span text:style-name="T27">Всеспáлення</text:span><text:span text:style-name="T9">, -я, </text:span><text:span text:style-name="T1">ім., с., інд.-авт., [11]. </text:span><text:span text:style-name="T10">Похідне від </text:span><text:span text:style-name="T12">все</text:span><text:span text:style-name="T10"> і </text:span><text:span text:style-name="T12">спáлення</text:span><text:span text:style-name="T10">.</text:span></text:p>
      <text:p text:style-name="P1"><text:span text:style-name="T5">Всеспалення</text:span><text:span text:style-name="T1"> Твоє автодафе - / перепочинок перед різнім святом,/ як ворогу назвешся рідним братом/ і смерк розсуне лірою Орфей. (П-</text:span><text:span text:style-name="T1">1:134).</text:span></text:p>
      <text:p text:style-name="P3"/>
      <text:p text:style-name="P1"><text:span text:style-name="T27">Всеспогáдувати</text:span><text:span text:style-name="T9">, -ую, -єш, дієсл., </text:span><text:span text:style-name="T1">недок., перех., інд.-авт., [11]. </text:span><text:span text:style-name="T10">Похідне від </text:span><text:span text:style-name="T12">все</text:span><text:span text:style-name="T10"> і </text:span><text:span text:style-name="T12">спогáдувати</text:span><text:span text:style-name="T10">.</text:span></text:p>
      <text:p text:style-name="P1"><text:span text:style-name="T1">Як лев, що причаївся в хащах обрію,/ заки й зблудив, отак і я валандаюсь,/ від тебе відмежований навіки,/ і </text:span><text:span text:style-name="T5">всеспогадую</text:span><text:span text:style-name="T1"> – немов живу. (П-1:70).</text:span></text:p>
      <text:p text:style-name="P3"/>
      <text:p text:style-name="P1"><text:span text:style-name="T27">Всетривóга</text:span><text:span text:style-name="T9">, -и, </text:span><text:span text:style-name="T1">ім., ж., інд.-авт., [11]. </text:span><text:span text:style-name="T10">Похідне від </text:span><text:span text:style-name="T12">все</text:span><text:span text:style-name="T10"> і </text:span><text:span text:style-name="T12">тривóга</text:span><text:span text:style-name="T10">.</text:span></text:p>
      <text:p text:style-name="P1"><text:span text:style-name="T1">Надимляється дорога/ від диявола до Бога,/ вслід ступає </text:span><text:span text:style-name="T5">всетривога</text:span><text:span text:style-name="T1">,/ і </text:span><text:soft-page-break/><text:span text:style-name="T1">спинилась біла смерть. (П-2:127); О ця займанщина душі!/ Спіши – з дороги і в дорогу./ Годуй голодну </text:span><text:span text:style-name="T5">всетривогу</text:span><text:span text:style-name="T1">/ і спогаду не воруши. (П-2:289).</text:span></text:p>
      <text:p text:style-name="P3"/>
      <text:p text:style-name="P1"><text:span text:style-name="T27">Всецáрствіє</text:span><text:span text:style-name="T9">, -я, </text:span><text:span text:style-name="T1">ім., с., інд.-авт., [11]. </text:span><text:span text:style-name="T10">Похідне від </text:span><text:span text:style-name="T12">все</text:span><text:span text:style-name="T10"> і </text:span><text:span text:style-name="T12">цáрствіє</text:span><text:span text:style-name="T10">.</text:span></text:p>
      <text:p text:style-name="P1"><text:span text:style-name="T1">Оце й бо він, твій люд. Оце й бо він, твій край./ </text:span><text:span text:style-name="T5">Всецарствіє</text:span><text:span text:style-name="T1"> паскуд в сто горл </text:span><text:span text:style-name="T1">реве: тримай. (П-2:192).</text:span></text:p>
      <text:p text:style-name="P3"/>
      <text:p text:style-name="P1"><text:span text:style-name="T27">Всечекáння</text:span><text:span text:style-name="T9">, -я, </text:span><text:span text:style-name="T1">ім., с., інд.-авт., [11]. </text:span><text:span text:style-name="T10">Похідне від </text:span><text:span text:style-name="T12">все</text:span><text:span text:style-name="T10"> і </text:span><text:span text:style-name="T12">чекáння</text:span><text:span text:style-name="T10">.</text:span></text:p>
      <text:p text:style-name="P1"><text:span text:style-name="T1">Це все юрма. І ніч. І брат мій спить./ Росте під стелю </text:span><text:span text:style-name="T5">всечекання</text:span><text:span text:style-name="T1">. (П-1:164).</text:span></text:p>
      <text:p text:style-name="P3"/>
      <text:p text:style-name="P1"><text:span text:style-name="T27">Всечулий</text:span><text:span text:style-name="T9">, -а, -е, </text:span><text:span text:style-name="T2">дієпр., </text:span><text:span text:style-name="T1">інд.-авт., [8]. </text:span><text:span text:style-name="T10">Похідне від </text:span><text:span text:style-name="T12">все</text:span><text:span text:style-name="T10"> і </text:span><text:span text:style-name="T12">чýти</text:span><text:span text:style-name="T10">.</text:span></text:p>
      <text:p text:style-name="P1"><text:span text:style-name="T1">Володарю своєї смерті, доля - / всепам’ятка, </text:span><text:span text:style-name="T5">всечула</text:span><text:span text:style-name="T1">, всевидюща - / нічого не забуде, не простить. (П-1:144).</text:span></text:p>
      <text:p text:style-name="P3"/>
      <text:p text:style-name="P1"><text:span text:style-name="T27">Всещéдрий</text:span><text:span text:style-name="T9">, -а, -е, </text:span><text:span text:style-name="T2">прикм., </text:span><text:span text:style-name="T1">інд.-авт., [11]. </text:span><text:span text:style-name="T10">Похідне від </text:span><text:span text:style-name="T12">все</text:span><text:span text:style-name="T10"> і </text:span><text:span text:style-name="T12">щéдрий</text:span><text:span text:style-name="T10">.</text:span></text:p>
      <text:p text:style-name="P1"><text:span text:style-name="T1">Тож – в неба провалля в бездоння, бездолий/ нагірний, невірний, западистий рай,/ всебідий, всегнівний, </text:span><text:span text:style-name="T5">всещедрий</text:span><text:span text:style-name="T1">, всекволий./ А що під крилом твоїм? Кара – карай. (П-1:98).</text:span></text:p>
      <text:p text:style-name="P3"/>
      <text:p text:style-name="P1"><text:span text:style-name="T27">Втéки</text:span><text:span text:style-name="T9">, </text:span><text:span text:style-name="T1">ім., мн., інд.-авт., [15]. </text:span><text:span text:style-name="T9">Похідне від </text:span><text:span text:style-name="T13">втéча</text:span><text:span text:style-name="T9">.</text:span></text:p>
      <text:p text:style-name="P1"><text:span text:style-name="T1">Коли докучили ці </text:span><text:span text:style-name="T5">втеки</text:span><text:span text:style-name="T1"> - / в лет, до вогненної пащеки./ Як він ощирився, стозмій! (П-1:73).</text:span></text:p>
      <text:p text:style-name="P3"/>
      <text:p text:style-name="P1"><text:span text:style-name="T27">Гетьмáнитися</text:span><text:span text:style-name="T9">, -нюся, -нишся, дієсл., </text:span><text:span text:style-name="T1">недок., перех., інд.-авт., [???5]. </text:span><text:span text:style-name="T10">Вивищуватися.</text:span></text:p>
      <text:p text:style-name="P1"><text:span text:style-name="T1">…той віщий пагорб, на котрому горді/ </text:span><text:span text:style-name="T5">гетьманяться</text:span><text:span text:style-name="T1"> дуби – наснився з ночі,/ аби розлуку близити мою. (П-2:172).</text:span></text:p>
      <text:p text:style-name="P3"/>
      <text:p text:style-name="P1"><text:span text:style-name="T27">Горлозгукий</text:span><text:span text:style-name="T9">, -а, -е, </text:span><text:span text:style-name="T2">прикм., </text:span><text:span text:style-name="T1">інд.-авт., [11]. </text:span><text:span text:style-name="T10">Похідне від </text:span><text:span text:style-name="T12">гóрло </text:span><text:span text:style-name="T10">і </text:span><text:span text:style-name="T12">згýкий (</text:span><text:span text:style-name="T10">від </text:span><text:span text:style-name="T12">звук)</text:span><text:span text:style-name="T10">.</text:span></text:p>
      <text:p text:style-name="P1"><text:soft-page-break/><text:span text:style-name="T1">А обрій утікав. Я надбігав/ щосил моїх. Та обрій </text:span><text:span text:style-name="T5">горлозгукий</text:span><text:span text:style-name="T1">/ пустився впрост. (П-1:183).</text:span></text:p>
      <text:p text:style-name="P3"/>
      <text:p text:style-name="P1"><text:span text:style-name="T27">Двопóгляд</text:span><text:span text:style-name="T9">, -у, </text:span><text:span text:style-name="T1">ім., ч., інд.-авт., [8]. </text:span><text:span text:style-name="T10">Похідне від </text:span><text:span text:style-name="T12">два</text:span><text:span text:style-name="T10"> і </text:span><text:span text:style-name="T12">пóгляд</text:span><text:span text:style-name="T10">.</text:span></text:p>
      <text:p text:style-name="P1"><text:span text:style-name="T1">Та всеобрушає нестерпно/ </text:span><text:span text:style-name="T5">двопогляд</text:span><text:span text:style-name="T1">. У ньому ти сущий,/ померлий, </text:span><text:span text:style-name="T1">пантруєш живого,/ зориш за померлим – живий. (П-1:87).</text:span></text:p>
      <text:p text:style-name="P3"/>
      <text:p text:style-name="P1"><text:span text:style-name="T27">Дзень-струнá</text:span><text:span text:style-name="T28">, </text:span><text:span text:style-name="T9">-и, </text:span><text:span text:style-name="T1">ім., ж., інд.-авт., [9]. </text:span><text:span text:style-name="T10">Похідне від </text:span><text:span text:style-name="T12">дзень</text:span><text:span text:style-name="T10"> (вигук) і </text:span><text:span text:style-name="T12">струнá</text:span><text:span text:style-name="T10">.</text:span></text:p>
      <text:p text:style-name="P1"><text:span text:style-name="T1">І думою одною/ півсну кошлатить ся. І </text:span><text:span text:style-name="T5">дзень-струною</text:span><text:span text:style-name="T1">/ не йде це дивне диво з голови. (П-2:194).</text:span></text:p>
      <text:p text:style-name="P3"/>
      <text:p text:style-name="P1"><text:span text:style-name="T27">Дивновзíр</text:span><text:span text:style-name="T9">, -зóру, </text:span><text:span text:style-name="T1">ім., ч., інд.-авт., [8]. </text:span><text:span text:style-name="T10">Похідне від </text:span><text:span text:style-name="T12">дивний</text:span><text:span text:style-name="T10"> і </text:span><text:span text:style-name="T12">зір</text:span><text:span text:style-name="T10">.</text:span></text:p>
      <text:p text:style-name="P1"><text:span text:style-name="T1">Там крила птаства рясно миготіли,/ мережилася зелень </text:span><text:span text:style-name="T5">дивновзором</text:span><text:span text:style-name="T1">,/ а душу вже поймав самодоходжень/ зухвалий холод і зухвалий жах. (П-2:118).</text:span></text:p>
      <text:p text:style-name="P3"/>
      <text:p text:style-name="P1"><text:span text:style-name="T27">Дитóчий</text:span><text:span text:style-name="T9">, -а, -е, </text:span><text:span text:style-name="T2">прикм., </text:span><text:span text:style-name="T1">інд.-авт., [???]. </text:span><text:span text:style-name="T9">Те саме, що дитячий.</text:span></text:p>
      <text:p text:style-name="P1"><text:span text:style-name="T1">Клуні чорніє стріха,/ темний, як ніч, повій/ терпкістю дме з горіха,/ сумом – з </text:span><text:span text:style-name="T5">диточих</text:span><text:span text:style-name="T1"> вій. (П-2:27-28)</text:span></text:p>
      <text:p text:style-name="P3"/>
      <text:p text:style-name="P1"><text:span text:style-name="T27">Дляння</text:span><text:span text:style-name="T28">, -</text:span><text:span text:style-name="T9">я, </text:span><text:span text:style-name="T1">ім., с., інд.-авт., [1]. </text:span><text:span text:style-name="T9">Дія за знач. </text:span><text:span text:style-name="T13">дляти</text:span><text:span text:style-name="T9"> – не поспішати робити що-небудь; затягувати.</text:span></text:p>
      <text:p text:style-name="P1"><text:span text:style-name="T1">У штольнях ночей вертикальних/ іде схарапуджене </text:span><text:span text:style-name="T5">дляння</text:span><text:span text:style-name="T1">/ всебезруху… (П-1:87).</text:span></text:p>
      <text:p text:style-name="P3"/>
      <text:p text:style-name="P1"><text:span text:style-name="T27">Додóсвіт</text:span><text:span text:style-name="T9">, -у, ім., </text:span><text:span text:style-name="T1">ч., інд.-авт., [???2]. </text:span><text:span text:style-name="T10">Світанок.</text:span></text:p>
      <text:p text:style-name="P1"><text:span text:style-name="T1">Там ще </text:span><text:span text:style-name="T5">додосвіт</text:span><text:span text:style-name="T1">. Смерком облягло/ ледачі верби, сторожкі тополі… (П-2:13).</text:span></text:p>
      <text:p text:style-name="P3"/>
      <text:p text:style-name="P1"><text:span text:style-name="T27">Душекрóна</text:span><text:span text:style-name="T9">, -и, </text:span><text:span text:style-name="T1">ім., ж., інд.-авт., [8]. </text:span><text:span text:style-name="T10">Похідне від </text:span><text:span text:style-name="T12">душá</text:span><text:span text:style-name="T10"> і </text:span><text:span text:style-name="T12">крóна</text:span><text:span text:style-name="T10">.</text:span></text:p>
      <text:p text:style-name="P1"><text:span text:style-name="T1">Ця розлука душ - / одна загасла, друга спалахнула/ (лиш не твоя, бо смертна павза вже/ обтяла зароділу </text:span><text:span text:style-name="T5">душекрону</text:span><text:span text:style-name="T1">)… (П-1:203).</text:span></text:p>
      <text:p text:style-name="P3"><text:soft-page-break/></text:p>
      <text:p text:style-name="P1"><text:span text:style-name="T27">Живоднí</text:span><text:span text:style-name="T9">, -íв, </text:span><text:span text:style-name="T1">ім., мн., інд.-авт., [8]. </text:span><text:span text:style-name="T10">Похідне від </text:span><text:span text:style-name="T12">живий</text:span><text:span text:style-name="T10"> і </text:span><text:span text:style-name="T12">дні</text:span><text:span text:style-name="T10">.</text:span></text:p>
      <text:p text:style-name="P1"><text:span text:style-name="T1">Коли протліла згага </text:span><text:span text:style-name="T5">живоднів</text:span><text:span text:style-name="T1">/ ураз попустить серце, ніби напад/ нагальної недуги, в смертний запад,/ у феєричні полиски жалів. (П-</text:span><text:span text:style-name="T1">1:62).</text:span></text:p>
      <text:p text:style-name="P3"/>
      <text:p text:style-name="P1"><text:span text:style-name="T27">Життєсмéрть</text:span><text:span text:style-name="T9">, -і, </text:span><text:span text:style-name="T1">ім., ж., інд.-авт., [8]. </text:span><text:span text:style-name="T10">Похідне від </text:span><text:span text:style-name="T12">життя</text:span><text:span text:style-name="T10"> і </text:span><text:span text:style-name="T12">смерть</text:span><text:span text:style-name="T10">.</text:span></text:p>
      <text:p text:style-name="P1"><text:span text:style-name="T1">Сховати ся од долі – не судилось./ Ударив грім – і зразу шкереберть/ пішло </text:span><text:span text:style-name="T1">життя. І ость ти – все, що снилось,/ як смертеіснування й </text:span><text:span text:style-name="T5">життєсмерть</text:span><text:span text:style-name="T1">. (П-1:83).</text:span></text:p>
      <text:p text:style-name="P3"/>
      <text:p text:style-name="P1"><text:span text:style-name="T27">Життєтóки</text:span><text:span text:style-name="T9">, -ів, </text:span><text:span text:style-name="T1">ім., мн., інд.-авт., [8]. </text:span><text:span text:style-name="T10">Похідне від </text:span><text:span text:style-name="T12">життя</text:span><text:span text:style-name="T10"> і </text:span><text:span text:style-name="T12">тóки</text:span><text:span text:style-name="T10">.</text:span></text:p>
      <text:p text:style-name="P1"><text:span text:style-name="T1">Нарешті збір, нарешті збір померлих днів і років,/ мов ґрати чорних спроневір і ярих </text:span><text:span text:style-name="T5">життєтоків</text:span><text:span text:style-name="T1">… (П-2:131).</text:span></text:p>
      <text:p text:style-name="P3"/>
      <text:p text:style-name="P1"><text:span text:style-name="T27">За-світи</text:span><text:span text:style-name="T9">, -ів, </text:span><text:span text:style-name="T1">ім., мн. інд.-авт., [9]. </text:span><text:span text:style-name="T10">Похідне від </text:span><text:span text:style-name="T12">за</text:span><text:span text:style-name="T10"> і </text:span><text:span text:style-name="T12">світи</text:span><text:span text:style-name="T10"> – те, що знаходиться за світом.</text:span></text:p>
      <text:p text:style-name="P1"><text:span text:style-name="T1">І не держу надії в бозі,/ коли пірвався в </text:span><text:span text:style-name="T5">за-світи</text:span><text:span text:style-name="T1">. (П-2:195).</text:span></text:p>
      <text:p text:style-name="P3"/>
      <text:p text:style-name="P1"><text:span text:style-name="T27">Зимносхíд</text:span><text:span text:style-name="T9">, -у, </text:span><text:span text:style-name="T1">ім., ч., інд.-авт., [8]. </text:span><text:span text:style-name="T10">Похідне від </text:span><text:span text:style-name="T12">зимно</text:span><text:span text:style-name="T10"> і </text:span><text:span text:style-name="T12">сходити</text:span><text:span text:style-name="T10">.</text:span></text:p>
      <text:p text:style-name="P1"><text:span text:style-name="T1">Довкруги - / лише вітри з шпаркого </text:span><text:span text:style-name="T5">зимносходу</text:span><text:span text:style-name="T1">. (П-1:173).</text:span></text:p>
      <text:p text:style-name="P3"/>
      <text:p text:style-name="P1"><text:span text:style-name="T27">Знеголоснíлий</text:span><text:span text:style-name="T9">, -а, -е, </text:span><text:span text:style-name="T2">прикм., </text:span><text:span text:style-name="T1">інд.-авт., [8]. </text:span><text:span text:style-name="T10">Похідне від </text:span><text:span text:style-name="T12">зне</text:span><text:span text:style-name="T10"> і </text:span><text:span text:style-name="T12">голосити</text:span><text:span text:style-name="T10"> — позбавлений голосу.</text:span></text:p>
      <text:p text:style-name="P1"><text:span text:style-name="T1">…це кождочасне поривання в смерть ,/ щоб з неї виринати <text:s/>в знавіснілий/ хрипкий чи геть </text:span><text:span text:style-name="T5">знеголоснілий</text:span><text:span text:style-name="T1"> крик. (П-1:121).</text:span></text:p>
      <text:p text:style-name="P3"/>
      <text:p text:style-name="P1"><text:span text:style-name="T27">Золотокíнва</text:span><text:span text:style-name="T9">, -и, </text:span><text:span text:style-name="T1">ім., ж., інд.-авт., [8]. </text:span><text:span text:style-name="T10">Похідне від </text:span><text:span text:style-name="T12">золотий</text:span><text:span text:style-name="T10"> і </text:span><text:span text:style-name="T12">кíнва</text:span><text:span text:style-name="T10">.</text:span></text:p>
      <text:p text:style-name="P1"><text:span text:style-name="T5">Золотокінва</text:span><text:span text:style-name="T1"> – пади-но,/ спади з лиця в глиб-синь-серця. (П-2:191).</text:span></text:p>
      <text:p text:style-name="P3"/>
      <text:p text:style-name="P1"><text:span text:style-name="T11">З-</text:span><text:span text:style-name="T27">понадсвíтній</text:span><text:span text:style-name="T9">, -я, -є, </text:span><text:span text:style-name="T2">прикм., </text:span><text:span text:style-name="T1">інд.-авт., [???9]. </text:span><text:span text:style-name="T10">Похідне від </text:span><text:span text:style-name="T12">з</text:span><text:span text:style-name="T10">, </text:span><text:span text:style-name="T12">понад</text:span><text:span text:style-name="T10"> і </text:span><text:soft-page-break/><text:span text:style-name="T12">світ</text:span><text:span text:style-name="T10">. З іншого світу.</text:span></text:p>
      <text:p text:style-name="P1"><text:span text:style-name="T1">…аж сіла зірка на дроту й щебече/ і сяє горлом – </text:span><text:span text:style-name="T5">з-понадсвітній</text:span><text:span text:style-name="T1"> спів. (П-2:120).</text:span></text:p>
      <text:p text:style-name="P3"/>
      <text:p text:style-name="P1"><text:span text:style-name="T27">Іспередлíт</text:span><text:span text:style-name="T9">, </text:span><text:span text:style-name="T1">присл., інд.-авт., [???8]. </text:span><text:span text:style-name="T9">Те саме, що справіків.</text:span></text:p>
      <text:p text:style-name="P1"><text:span text:style-name="T1">Ось твоя подоба/ подвижництво людське – </text:span><text:span text:style-name="T5">іспереділіт</text:span><text:span text:style-name="T1">. (П-2:158).</text:span></text:p>
      <text:p text:style-name="P3"/>
      <text:p text:style-name="P1"><text:span text:style-name="T27">Крайóкрай</text:span><text:span text:style-name="T9">, крайóкраю, </text:span><text:span text:style-name="T1">ім., ч., інд.-авт., [8]. </text:span><text:span text:style-name="T10">Похідне від </text:span><text:span text:style-name="T12">край</text:span><text:span text:style-name="T10"> і </text:span><text:span text:style-name="T12">край</text:span><text:span text:style-name="T10">.</text:span></text:p>
      <text:p text:style-name="P1"><text:span text:style-name="T1">З </text:span><text:span text:style-name="T5">крайокраю</text:span><text:span text:style-name="T1">, з цієї високості,/ пади, згорнувши крила, до долин… (П-1:40); Єси ти за </text:span><text:span text:style-name="T5">крайокраєм</text:span><text:span text:style-name="T1">, чаїшся/ од мого неоговтаного погляду… (П-1:91).</text:span></text:p>
      <text:p text:style-name="P3"/>
      <text:p text:style-name="P1"><text:span text:style-name="T27">Крайсебé</text:span><text:span text:style-name="T9">, </text:span><text:span text:style-name="T2">присл., </text:span><text:span text:style-name="T1">інд.-авт., [11]. </text:span><text:span text:style-name="T10">Похідне від </text:span><text:span text:style-name="T12">край</text:span><text:span text:style-name="T10"> і </text:span><text:span text:style-name="T12">себé</text:span><text:span text:style-name="T10">.</text:span></text:p>
      <text:p text:style-name="P1"><text:span text:style-name="T1">І не зайти за дальні далечі./ І за </text:span><text:span text:style-name="T5">крайсебе</text:span><text:span text:style-name="T1"> не зайти . (П-1:96).</text:span></text:p>
      <text:p text:style-name="P3"/>
      <text:p text:style-name="P1"><text:span text:style-name="T27">Крайчáс</text:span><text:span text:style-name="T9">, -у, </text:span><text:span text:style-name="T1">ім., ч., інд.-авт., [11]. </text:span><text:span text:style-name="T10">Похідне від </text:span><text:span text:style-name="T12">край</text:span><text:span text:style-name="T10"> і </text:span><text:span text:style-name="T12">час</text:span><text:span text:style-name="T10">.</text:span></text:p>
      <text:p text:style-name="P1"><text:span text:style-name="T1">Що б то нам/ посовгнути – ці межигони часу,/ марудні межигони живоття,/ коли змарнілі постаті снаги,/ ці бурі пристрастей попопелілих,/ раптово окошилися на нас./ І хочеться сягнути за </text:span><text:span text:style-name="T5">крайчасу</text:span><text:span text:style-name="T1">,/ за прапервні. (П-1:57).</text:span></text:p>
      <text:p text:style-name="P3"/>
      <text:p text:style-name="P1"><text:span text:style-name="T27">Криволéт</text:span><text:span text:style-name="T9">, -у, </text:span><text:span text:style-name="T1">ім., ч., інд.-авт., [8]. </text:span><text:span text:style-name="T10">Похідне від </text:span><text:span text:style-name="T12">кривий</text:span><text:span text:style-name="T10"> і </text:span><text:span text:style-name="T12">лет</text:span><text:span text:style-name="T10">.</text:span></text:p>
      <text:p text:style-name="P1"><text:span text:style-name="T1">…ця колотнеча/ надій і спроневіри, </text:span><text:span text:style-name="T5">криволет</text:span><text:span text:style-name="T1">/ лякливих ауспіцій, що в безгуччі/ шершаваими крильми прошерхотять / і всядуться на голові… (П-1:121).</text:span></text:p>
      <text:p text:style-name="P3"/>
      <text:p text:style-name="P1"><text:span text:style-name="T27">Крик-зелó</text:span><text:span text:style-name="T28">, -</text:span><text:span text:style-name="T9">á, </text:span><text:span text:style-name="T1">ім., ч., інд.-авт., [9]. </text:span><text:span text:style-name="T10">Похідне від </text:span><text:span text:style-name="T12">крик</text:span><text:span text:style-name="T10"> і </text:span><text:span text:style-name="T12">зелó</text:span><text:span text:style-name="T10">.</text:span></text:p>
      <text:p text:style-name="P1"><text:span text:style-name="T1">Обміліла/ криниця. А верба пустила/ гарячі брості – в </text:span><text:span text:style-name="T5">крик-зело.</text:span><text:span text:style-name="T1"> (П-1:84).</text:span></text:p>
      <text:p text:style-name="P3"/>
      <text:p text:style-name="P1"><text:span text:style-name="T27">Крилатолéзо</text:span><text:span text:style-name="T9">, </text:span><text:span text:style-name="T2">присл., </text:span><text:span text:style-name="T1">інд.-авт., [8]. </text:span><text:span text:style-name="T10">Похідне від </text:span><text:span text:style-name="T12">крилáтий</text:span><text:span text:style-name="T10"> і </text:span><text:span text:style-name="T12">лéзо</text:span><text:span text:style-name="T10">.</text:span></text:p>
      <text:p text:style-name="P1"><text:span text:style-name="T1">Криваво рветься з нього вороння/ майбутнього. Летить </text:span><text:span text:style-name="T5">крилатолезо</text:span><text:span text:style-name="T1">/ понад проваллям яру… (П-1:29).</text:span></text:p>
      <text:p text:style-name="P3"/>
      <text:p text:style-name="P1"><text:soft-page-break/><text:span text:style-name="T27">Крихкокриця</text:span><text:span text:style-name="T9">, -і, </text:span><text:span text:style-name="T1">ім., ж., інд.-авт., [8]. </text:span><text:span text:style-name="T10">Похідне від </text:span><text:span text:style-name="T12">крихкий</text:span><text:span text:style-name="T10"> і </text:span><text:span text:style-name="T12">криця</text:span><text:span text:style-name="T10">.</text:span></text:p>
      <text:p text:style-name="P1"><text:span text:style-name="T1">І ти щербата доле </text:span><text:span text:style-name="T5">крихкокрице</text:span><text:span text:style-name="T1">,/ давно вже сонце перед нас </text:span><text:span text:style-name="T1">зайшло,/ бо нашу путь пісками замело,/ хто ж нам воздасть за битий шлях, сторице. (П-2:292).</text:span></text:p>
      <text:p text:style-name="P3"/>
      <text:p text:style-name="P1"><text:span text:style-name="T27">Марничити</text:span><text:span text:style-name="T9">, -чу, -чиш, дієсл., </text:span><text:span text:style-name="T1">недок., перех., інд.-авт., [1]. </text:span><text:span text:style-name="T9">Дієслово до </text:span><text:span text:style-name="T13">марний</text:span><text:span text:style-name="T9"> – худий, мізерний, блідий.</text:span></text:p>
      <text:p text:style-name="P1"><text:span text:style-name="T1">І двері на замку,/ ні душечки – довкола,/ лиш зозулі – ку-ку! - / </text:span><text:span text:style-name="T5">марничать</text:span><text:span text:style-name="T1"> і </text:span><text:span text:style-name="T1">спроквола. (П-2:19).</text:span></text:p>
      <text:p text:style-name="P3"/>
      <text:p text:style-name="P1"><text:span text:style-name="T27">Межигóни</text:span><text:span text:style-name="T9">, -ів, </text:span><text:span text:style-name="T1">ім., мн., інд.-авт., [8]. </text:span><text:span text:style-name="T10">Похідне від </text:span><text:span text:style-name="T12">мéжи</text:span><text:span text:style-name="T10"> і </text:span><text:span text:style-name="T12">гін </text:span><text:span text:style-name="T10">(пор. межиріччя, межигір’я).</text:span></text:p>
      <text:p text:style-name="P1"><text:span text:style-name="T1">Що б то нам/ посовгнути – ці </text:span><text:span text:style-name="T5">межигони</text:span><text:span text:style-name="T1"> часу,/ марудні </text:span><text:span text:style-name="T5">межигони</text:span><text:span text:style-name="T1"> живоття,/ коли змарнілі постаті снаги,/ ці бурі пристрастей попопелілих,/ раптово окошилися на нас./ І хочеться сягнути за крайчасу,/ за прапервні. (П-1:57).</text:span></text:p>
      <text:p text:style-name="P3"/>
      <text:p text:style-name="P1"><text:span text:style-name="T27">Межисвíтній</text:span><text:span text:style-name="T9">, -я, -є, </text:span><text:span text:style-name="T2">прикм., </text:span><text:span text:style-name="T1">інд.-авт., [???]. </text:span><text:span text:style-name="T10">Міжсвітній.</text:span></text:p>
      <text:p text:style-name="P1"><text:span text:style-name="T1">Ці сосни, вбрані в синій-синій іній,/ на взгір’я збіглі і завмерлі, мерехтом - / чи то цвинтарним ачи </text:span><text:span text:style-name="T5">межисвітнім</text:span><text:span text:style-name="T1"> - / мені відкрили візерунки душ… (П-1:79).</text:span></text:p>
      <text:p text:style-name="P3"/>
      <text:p text:style-name="P1"><text:span text:style-name="T27">Мертвокрилий</text:span><text:span text:style-name="T9">, -а, -е, </text:span><text:span text:style-name="T2">прикм., </text:span><text:span text:style-name="T1">інд.-авт., [8]. </text:span><text:span text:style-name="T10">Похідне від </text:span><text:span text:style-name="T12">мéртвий</text:span><text:span text:style-name="T10"> і </text:span><text:span text:style-name="T12">крилó</text:span><text:span text:style-name="T10">.</text:span></text:p>
      <text:p text:style-name="P1"><text:span text:style-name="T1">А </text:span><text:span text:style-name="T5">мертвокрилі</text:span><text:span text:style-name="T1"> стугонять стимфали,/ напевну провіщаючи біду,/ що ослонила біле опахало/ і по моєму нишпорить сліду. (П-2:110).</text:span></text:p>
      <text:p text:style-name="P3"/>
      <text:p text:style-name="P1"><text:span text:style-name="T27">Молодощáстя</text:span><text:span text:style-name="T9">, -я, </text:span><text:span text:style-name="T1">ім., с., інд.-авт., [8]. </text:span><text:span text:style-name="T10">Похідне від </text:span><text:span text:style-name="T12">молодий</text:span><text:span text:style-name="T10"> і </text:span><text:span text:style-name="T12">щáстя</text:span><text:span text:style-name="T10">.</text:span></text:p>
      <text:p text:style-name="P1"><text:span text:style-name="T1">Ти десь живеш на призабутім березі/ моїх змілілих пам’ятей. </text:span><text:span text:style-name="T1">Блукаєш/ пустелею моїх </text:span><text:span text:style-name="T5">молодощасть</text:span><text:span text:style-name="T1">,/ як біла тінь суворої скорботи. (П-1:52).</text:span></text:p>
      <text:p text:style-name="P3"/>
      <text:p text:style-name="P1"><text:span text:style-name="T27">НÁдвищ</text:span><text:span text:style-name="T9">, -і, </text:span><text:span text:style-name="T1">ім., ж., інд.-авт., [???2]. </text:span><text:span text:style-name="T10">Похідне від </text:span><text:span text:style-name="T12">височíнь.</text:span></text:p>
      <text:p text:style-name="P1"><text:span text:style-name="T1">У небо, у </text:span><text:span text:style-name="T5">надвищ</text:span><text:span text:style-name="T1">, за хмари за чорні/ до сонця, Ікаре, спрямовуй свій лет! (П-1:98).</text:span></text:p>
      <text:p text:style-name="P3"><text:soft-page-break/></text:p>
      <text:p text:style-name="P1"><text:span text:style-name="T27">Наднéбо</text:span><text:span text:style-name="T9">, -а, </text:span><text:span text:style-name="T1">ім., с., інд.-авт., [11]. </text:span><text:span text:style-name="T10">Похідне від </text:span><text:span text:style-name="T12">над</text:span><text:span text:style-name="T10"> і </text:span><text:span text:style-name="T12">нéбо</text:span><text:span text:style-name="T10">. </text:span></text:p>
      <text:p text:style-name="P1"><text:span text:style-name="T1">Були мої моління всує - / Бог не почув і не простив,/ і вже її душа прямує/ в </text:span><text:span text:style-name="T5">наднеба</text:span><text:span text:style-name="T1"> синь. (П-2:114).</text:span></text:p>
      <text:p text:style-name="P3"/>
      <text:p text:style-name="P1"><text:span text:style-name="T27">НадÓкруж</text:span><text:span text:style-name="T9">, </text:span><text:span text:style-name="T1">незм., присл., інд.-авт., [???]. </text:span><text:span text:style-name="T10">Навкруги.</text:span></text:p>
      <text:p text:style-name="P1"><text:span text:style-name="T1">А </text:span><text:span text:style-name="T5">надокруж</text:span><text:span text:style-name="T1"> – майстри заплічні/ стежок – ганебних і величних. (П-</text:span><text:span text:style-name="T1">2:165).</text:span></text:p>
      <text:p text:style-name="P3"/>
      <text:p text:style-name="P1"><text:span text:style-name="T27">Надторóси</text:span><text:span text:style-name="T9">, -ів, </text:span><text:span text:style-name="T1">ім., мн., інд.-авт., [???2]. </text:span><text:span text:style-name="T9">Похідне від </text:span><text:span text:style-name="T13">над</text:span><text:span text:style-name="T9"> і </text:span><text:span text:style-name="T11">торóси</text:span><text:span text:style-name="T9">.</text:span></text:p>
      <text:p text:style-name="P1"><text:span text:style-name="T1">…оце світіння полохких світань/ світів жертовних, що мене </text:span><text:span text:style-name="T1">запалює/ всенепогасним і ламким, як крига,/ огнем співучих </text:span><text:span text:style-name="T5">надторосів</text:span><text:span text:style-name="T1"> – криг. (П-1:80).</text:span></text:p>
      <text:p text:style-name="P3"/>
      <text:p text:style-name="P1"><text:span text:style-name="T27">Нáкрик</text:span><text:span text:style-name="T9">, -у, </text:span><text:span text:style-name="T1">ім., ч., інд.-авт., [2]. </text:span><text:span text:style-name="T10">Похідне від </text:span><text:span text:style-name="T12">крик.</text:span></text:p>
      <text:p text:style-name="P1"><text:span text:style-name="T1">Отой прощальний змах тонкоголосий/ тремтливої руки, той голий </text:span><text:span text:style-name="T5">накрик</text:span><text:span text:style-name="T1"> - / пункти рами – щербати й яр, той пагорб - / яким зигзагом путь тобі значив? (П-1:124).</text:span></text:p>
      <text:p text:style-name="P3"/>
      <text:p text:style-name="P1"><text:span text:style-name="T27">Нáмерзи</text:span><text:span text:style-name="T9">, -ів, </text:span><text:span text:style-name="T1">ім., мн., інд.-авт., [2]. </text:span><text:span text:style-name="T10">Похідне від </text:span><text:span text:style-name="T12">мéрзнути.</text:span></text:p>
      <text:p text:style-name="P1"><text:span text:style-name="T1">О скрипки тьмавий гуд – мов скапує живиця,/ зникають </text:span><text:span text:style-name="T5">намерзи</text:span><text:span text:style-name="T1"> і вже хмеліє гін/ дзвінкого дерева… (П-2:155).</text:span></text:p>
      <text:p text:style-name="P3"/>
      <text:p text:style-name="P1"><text:span text:style-name="T27">Напівбажáння</text:span><text:span text:style-name="T9">, -я, </text:span><text:span text:style-name="T1">ім., с., інд.-авт., [???2]. </text:span><text:span text:style-name="T10">Похідне від </text:span><text:span text:style-name="T12">напíв</text:span><text:span text:style-name="T10"> і </text:span><text:span text:style-name="T12">бажáння</text:span><text:span text:style-name="T10">.</text:span></text:p>
      <text:p text:style-name="P1"><text:span text:style-name="T1">Напівступою,/ як над собою винесений крок/ задумався і скляк. </text:span><text:span text:style-name="T5">Напівбажання</text:span><text:span text:style-name="T1">,/ на півваганні втяте. (П-1:57).</text:span></text:p>
      <text:p text:style-name="P3"/>
      <text:p text:style-name="P1"><text:span text:style-name="T29">Напівступá</text:span><text:span text:style-name="T18">, -и</text:span><text:span text:style-name="T24"></text:span><text:span text:style-name="T18">, </text:span><text:span text:style-name="T1">ім., </text:span><text:span text:style-name="T21">ж., інд.-авт., [???</text:span><text:span text:style-name="T2">2</text:span><text:span text:style-name="T21">]. </text:span><text:span text:style-name="T19">Похідне від </text:span><text:span text:style-name="T12">напíв</text:span><text:span text:style-name="T19"> і </text:span><text:span text:style-name="T23">ступа</text:span><text:span text:style-name="T19">.</text:span></text:p>
      <text:p text:style-name="P1"><text:span text:style-name="T5">Напівступою</text:span><text:span text:style-name="T1">,/ як над собою винесений крок/ задумався і скляк. Напівбажання,/ на півваганні втяте. (П-1:57).</text:span></text:p>
      <text:p text:style-name="P3"/>
      <text:p text:style-name="P1"><text:span text:style-name="T27">Нáхлюпи</text:span><text:span text:style-name="T9">, -ів, </text:span><text:span text:style-name="T1">ім., мн., інд.-авт., [2]. </text:span><text:span text:style-name="T10">Похідне від </text:span><text:span text:style-name="T12">хлюпати</text:span><text:span text:style-name="T10">.</text:span></text:p>
      <text:p text:style-name="P1"><text:soft-page-break/><text:span text:style-name="T1">Покірні вітру, </text:span><text:span text:style-name="T5">нахлюпи</text:span><text:span text:style-name="T1"> щедрот/ з убогого жебрацького бенкету,/ відвирувавши, котяться у Лету,/ в таночок взявши кревних і заброд.(П-1:101).</text:span></text:p>
      <text:p text:style-name="P3"/>
      <text:p text:style-name="P1"><text:span text:style-name="T27">Обакрáй</text:span><text:span text:style-name="T9">, -ю, </text:span><text:span text:style-name="T1">ім., ч., інд.-авт., [11]. </text:span><text:span text:style-name="T10">Похідне від </text:span><text:span text:style-name="T12">óба</text:span><text:span text:style-name="T10"> і </text:span><text:span text:style-name="T12">край</text:span><text:span text:style-name="T10"> – на обидва боки.</text:span></text:p>
      <text:p text:style-name="P1"><text:span text:style-name="T1">З ціложиттєвого ждання/ Ти смерть на кілька літ відтрутив,/ аби почути пахощ рути/ і в неї впасти навмання - / з усіх розлук – на </text:span><text:span text:style-name="T5">обакрай</text:span><text:span text:style-name="T1">/ Вітчизни – і яви, і мрії. (П-2:19).</text:span></text:p>
      <text:p text:style-name="P3"/>
      <text:p text:style-name="P1"><text:span text:style-name="T27">Обоюдожáлий</text:span><text:span text:style-name="T9">, -а, -е, </text:span><text:span text:style-name="T2">прикм., </text:span><text:span text:style-name="T1">інд.-авт., </text:span><text:span text:style-name="T25">[???].</text:span></text:p>
      <text:p text:style-name="P1"><text:span text:style-name="T1">Та мури, мов із мертвих всталі,/ похмуро мовили: чекай,/ ще обрадіє із печалі/ твій </text:span><text:span text:style-name="T5">обоюдожалий</text:span><text:span text:style-name="T1"> край. (П-1:36).</text:span></text:p>
      <text:p text:style-name="P3"/>
      <text:p text:style-name="P1"><text:span text:style-name="T27">ОвÓгнений</text:span><text:span text:style-name="T9">, -а, -е, </text:span><text:span text:style-name="T1">інд.-авт., [4]. </text:span><text:span text:style-name="T10">Дієпр. від </text:span><text:span text:style-name="T12">вогóнь</text:span><text:span text:style-name="T10">. Охоплений вогнем.</text:span></text:p>
      <text:p text:style-name="P1"><text:span text:style-name="T1">Та за тобою небо запалало,/ </text:span><text:span text:style-name="T5">овогнене</text:span><text:span text:style-name="T1"> грозою стожалів. (П-2:68).</text:span></text:p>
      <text:p text:style-name="P3"/>
      <text:p text:style-name="P1"><text:span text:style-name="T27">Огрáння</text:span><text:span text:style-name="T9">, -я, </text:span><text:span text:style-name="T1">ім., с., інд.-авт., [1]. </text:span><text:span text:style-name="T14">Похідне від </text:span><text:span text:style-name="T13">огрáнювати</text:span><text:span text:style-name="T9"> – шліфуючи поверхню чого-небудь, робити на ній грані.</text:span></text:p>
      <text:p text:style-name="P1"><text:span text:style-name="T1">У зашморзі бід/ аж зайшовся кривий од волання борлак,/ аж </text:span><text:span text:style-name="T5">огранням</text:span><text:span text:style-name="T1"> дзеркал заросилася кров! (П-1:33).</text:span></text:p>
      <text:p text:style-name="P3"/>
      <text:p text:style-name="P1"><text:span text:style-name="T27">Озлíння</text:span><text:span text:style-name="T9">, -я, </text:span><text:span text:style-name="T1">ім., ж., інд.-авт., [4]. Похідне від </text:span><text:span text:style-name="T8">зл</text:span><text:span text:style-name="T7">и</text:span><text:span text:style-name="T8">тися</text:span><text:span text:style-name="T1">.</text:span></text:p>
      <text:p text:style-name="P1"><text:span text:style-name="T1">А шал який! Яке </text:span><text:span text:style-name="T5">озління</text:span><text:span text:style-name="T1">!/ О білий світе-блекота. (П-1:132).</text:span></text:p>
      <text:p text:style-name="P3"/>
      <text:p text:style-name="P1"><text:span text:style-name="T27">Ошрóття</text:span><text:span text:style-name="T9">, -я, </text:span><text:span text:style-name="T1">ім., збірн., інд.-авт., [4]. </text:span><text:span text:style-name="T9">Те саме, що шріт – дріб.</text:span></text:p>
      <text:p text:style-name="P1"><text:span text:style-name="T1">І тінь біжить – поверхи давніх днів./ І заволока – на </text:span><text:span text:style-name="T5">ошроття</text:span><text:span text:style-name="T1"> часу. (П-1:137).</text:span></text:p>
      <text:p text:style-name="P3"/>
      <text:p text:style-name="P1"><text:span text:style-name="T27">Пáверх</text:span><text:span text:style-name="T9">, -у, </text:span><text:span text:style-name="T1">ім., ч., інд.-авт., [11]. </text:span><text:span text:style-name="T10">Похідне від </text:span><text:span text:style-name="T12">па</text:span><text:span text:style-name="T10">... (“подібний”) </text:span><text:span text:style-name="T12">верх</text:span><text:span text:style-name="T10">. Щось, що нагадує верх.</text:span></text:p>
      <text:p text:style-name="P1"><text:span text:style-name="T1">Тут </text:span><text:span text:style-name="T5">паверх</text:span><text:span text:style-name="T1">, паниз, пажиття і паскін,/ переступай лискуче лезо меж,/ і рідні лиця за порожні маски/ тобі здадуться з понадгірних веж. (П-1:167).</text:span></text:p>
      <text:p text:style-name="P3"><text:soft-page-break/></text:p>
      <text:p text:style-name="P1"><text:span text:style-name="T27">Пажиття</text:span><text:span text:style-name="T9">, -я, </text:span><text:span text:style-name="T1">ім., с., інд.-авт., [11]. </text:span><text:span text:style-name="T10">Похідне від </text:span><text:span text:style-name="T12">па</text:span><text:span text:style-name="T10">... (“подібний”) і </text:span><text:span text:style-name="T12">життя</text:span><text:span text:style-name="T10">. Щось, що нагадує життя.</text:span></text:p>
      <text:p text:style-name="P1"><text:span text:style-name="T1">Тут паверх, паниз, </text:span><text:span text:style-name="T5">пажиття</text:span><text:span text:style-name="T1"> і паскін,/ переступай лискуче лезо меж,/ і рідні лиця за порожні маски/ тобі здадуться з понадгірних веж. (П-1:167).</text:span></text:p>
      <text:p text:style-name="P3"/>
      <text:p text:style-name="P1"><text:span text:style-name="T27">Пáниз</text:span><text:span text:style-name="T9">, -у, </text:span><text:span text:style-name="T1">ім., ч., інд.-авт., [11]. </text:span><text:span text:style-name="T10">Похідне від </text:span><text:span text:style-name="T12">па</text:span><text:span text:style-name="T10">... (“подібний”) і </text:span><text:span text:style-name="T12">низ</text:span><text:span text:style-name="T10">. Щось, що нагадує низ.</text:span></text:p>
      <text:p text:style-name="P1"><text:span text:style-name="T1">Тут паверх, </text:span><text:span text:style-name="T5">паниз</text:span><text:span text:style-name="T1">, пажиття і паскін,/ переступай лискуче лезо меж,/ і рідні лиця за порожні маски/ тобі здадуться з понадгірних веж. (П-1:167).</text:span></text:p>
      <text:p text:style-name="P3"/>
      <text:p text:style-name="P1"><text:span text:style-name="T27">Парура</text:span><text:span text:style-name="T9">, -и, </text:span><text:span text:style-name="T1">ім., ж., інд.-авт., [11]. </text:span><text:span text:style-name="T10">Похідне від </text:span><text:span text:style-name="T12">па</text:span><text:span text:style-name="T10">... (“подібний”) і </text:span><text:span text:style-name="T12">рýра</text:span><text:span text:style-name="T10">. Щось, що подібне до рури.</text:span></text:p>
      <text:p text:style-name="P1"><text:span text:style-name="T1">Те безмежжя сил,/ розбурханих од молодого болю,/ ті </text:span><text:span text:style-name="T5">парури</text:span><text:span text:style-name="T1"> </text:span><text:span text:style-name="T1">зусиль… (П-1:57).</text:span></text:p>
      <text:p text:style-name="P3"/>
      <text:p text:style-name="P1"><text:span text:style-name="T27">Пáскін</text:span><text:span text:style-name="T9">, пáскону, </text:span><text:span text:style-name="T1">ім., ч., інд.-авт., [11]. </text:span><text:span text:style-name="T10">Похідне від </text:span><text:span text:style-name="T12">па</text:span><text:span text:style-name="T10">... (“подібний”) і </text:span><text:span text:style-name="T12">скін</text:span><text:span text:style-name="T10">. Щось, що нагадує скін, почуття скону.</text:span></text:p>
      <text:p text:style-name="P1"><text:span text:style-name="T1">Тут паверх, паниз, пажиття і </text:span><text:span text:style-name="T5">паскін</text:span><text:span text:style-name="T1">,/ переступай лискуче лезо меж,/ і рідні лиця за порожні маски/ тобі здадуться з понадгірних </text:span><text:span text:style-name="T1">веж. (П-1:167).</text:span></text:p>
      <text:p text:style-name="P3"/>
      <text:p text:style-name="P1"><text:span text:style-name="T27">Пекельнозóрий</text:span><text:span text:style-name="T9">, -а, -е, </text:span><text:span text:style-name="T2">прикм., </text:span><text:span text:style-name="T1">інд.-авт., [8]. </text:span><text:span text:style-name="T10">Похідне від </text:span><text:span text:style-name="T12">пекельний </text:span><text:span text:style-name="T10">і </text:span><text:span text:style-name="T12">зір</text:span><text:span text:style-name="T10">.</text:span></text:p>
      <text:p text:style-name="P1"><text:span text:style-name="T1">Мигоче, мов відьмак, паркан </text:span><text:span text:style-name="T5">пекельнозорий</text:span><text:span text:style-name="T1">,/ за голосом покори душа рушає вспак. (П-2:31).</text:span></text:p>
      <text:p text:style-name="P3"/>
      <text:p text:style-name="P1"><text:span text:style-name="T27">Піввагáння</text:span><text:span text:style-name="T9">, -я, </text:span><text:span text:style-name="T1">ім., с., інд.-авт., [2]. </text:span><text:span text:style-name="T10">Похідне від </text:span><text:span text:style-name="T12">пів</text:span><text:span text:style-name="T10"> і </text:span><text:span text:style-name="T12">вагáння</text:span><text:span text:style-name="T10">.</text:span></text:p>
      <text:p text:style-name="P1"><text:span text:style-name="T1">Напівступою,/ як над собою винесений крок/ задумався і скляк. </text:span><text:span text:style-name="T1">Напівбажання,/ на </text:span><text:span text:style-name="T5">півваганні</text:span><text:span text:style-name="T1"> втяте. (П-1:57).</text:span></text:p>
      <text:p text:style-name="P3"/>
      <text:p text:style-name="P1"><text:span text:style-name="T27">Півдуші</text:span><text:span text:style-name="T9">, півдýш, </text:span><text:span text:style-name="T1">ім., мн., інд.-авт., [2]. </text:span><text:span text:style-name="T10">Похідне від </text:span><text:span text:style-name="T12">пів</text:span><text:span text:style-name="T10"> і </text:span><text:span text:style-name="T12">душі</text:span><text:span text:style-name="T10">.</text:span></text:p>
      <text:p text:style-name="P1"><text:span text:style-name="T1">О царство півсерць, півнадій, півпричалів,/ півзамірів царство, </text:span><text:span text:style-name="T1">півзмаг і </text:span><text:span text:style-name="T5">півдуш</text:span><text:span text:style-name="T1">! </text:span><text:soft-page-break/><text:span text:style-name="T1">(П-1:98).</text:span></text:p>
      <text:p text:style-name="P3"/>
      <text:p text:style-name="P1"><text:span text:style-name="T27">Півзáміри</text:span><text:span text:style-name="T9">, -ів, </text:span><text:span text:style-name="T1">ім., мн., інд.-авт., [2]. </text:span><text:span text:style-name="T10">Похідне від </text:span><text:span text:style-name="T12">пів</text:span><text:span text:style-name="T10"> і </text:span><text:span text:style-name="T12">зáміри</text:span><text:span text:style-name="T10">.</text:span></text:p>
      <text:p text:style-name="P1"><text:span text:style-name="T1">О царство півсерць, півнадій, півпричалів,/ </text:span><text:span text:style-name="T5">півзамірів</text:span><text:span text:style-name="T1"> царство, півзмаг і півдуш! (П-1:98).</text:span></text:p>
      <text:p text:style-name="P3"/>
      <text:p text:style-name="P1"><text:span text:style-name="T27">Півзмáги</text:span><text:span text:style-name="T9">, півзмáг, </text:span><text:span text:style-name="T1">ім., мн., інд.-авт., [2]. </text:span><text:span text:style-name="T10">Похідне від </text:span><text:span text:style-name="T12">пів</text:span><text:span text:style-name="T10"> і </text:span><text:span text:style-name="T12">змагáння</text:span><text:span text:style-name="T10">.</text:span></text:p>
      <text:p text:style-name="P1"><text:span text:style-name="T1">О царство півсерць, півнадій, півпричалів,/ півзамірів царство, </text:span><text:span text:style-name="T5">півзмаг</text:span><text:span text:style-name="T1"> і півдуш! (П-1:98).</text:span></text:p>
      <text:p text:style-name="P3"/>
      <text:p text:style-name="P1"><text:span text:style-name="T27">Півнадíї</text:span><text:span text:style-name="T9">, півнадíй, </text:span><text:span text:style-name="T1">ім., мн., інд.-авт., [2]. </text:span><text:span text:style-name="T10">Похідне від </text:span><text:span text:style-name="T12">пів</text:span><text:span text:style-name="T10"> і </text:span><text:span text:style-name="T12">надíї</text:span><text:span text:style-name="T10">.</text:span></text:p>
      <text:p text:style-name="P1"><text:span text:style-name="T1">О царство півсерць, </text:span><text:span text:style-name="T5">півнадій</text:span><text:span text:style-name="T1">, півпричалів,/ півзамірів царство, </text:span><text:span text:style-name="T1">півзмаг і півдуш! (П-1:98).</text:span></text:p>
      <text:p text:style-name="P3"/>
      <text:p text:style-name="P1"><text:span text:style-name="T27">Півнебéс</text:span><text:span text:style-name="T9">, півнебéс, </text:span><text:span text:style-name="T1">ім., мн., інд.-авт., [???2]. </text:span><text:span text:style-name="T10">Похідне від </text:span><text:span text:style-name="T12">пів</text:span><text:span text:style-name="T10"> і </text:span><text:span text:style-name="T12">небесá</text:span><text:span text:style-name="T10">.</text:span></text:p>
      <text:p text:style-name="P1"><text:span text:style-name="T1">І з тих затятих здвоєних ночей/ на </text:span><text:span text:style-name="T5">півнебес</text:span><text:span text:style-name="T1"> зажевріло б іржання/ чи сиваша чи привиду. (П-1:156).</text:span></text:p>
      <text:p text:style-name="P3"/>
      <text:p text:style-name="P1"><text:span text:style-name="T27">Півпричáли</text:span><text:span text:style-name="T9">, -ів, </text:span><text:span text:style-name="T1">ім., мн., інд.-авт., [2]. </text:span><text:span text:style-name="T10">Похідне від </text:span><text:span text:style-name="T12">пів</text:span><text:span text:style-name="T10"> і </text:span><text:span text:style-name="T12">причáли</text:span><text:span text:style-name="T10">.</text:span></text:p>
      <text:p text:style-name="P1"><text:span text:style-name="T1">О царство півсерць, півнадій, </text:span><text:span text:style-name="T5">півпричалів</text:span><text:span text:style-name="T1">,/ півзамірів царство, півзмаг і півдуш! (П-1:98).</text:span></text:p>
      <text:p text:style-name="P3"/>
      <text:p text:style-name="P1"><text:span text:style-name="T27">Повногóрля</text:span><text:span text:style-name="T9">, -я, </text:span><text:span text:style-name="T1">ім., с., інд.-авт., [8]. </text:span><text:span text:style-name="T10">Похідне від </text:span><text:span text:style-name="T12">пóвний</text:span><text:span text:style-name="T10"> і </text:span><text:span text:style-name="T12">гóрло</text:span><text:span text:style-name="T10">.</text:span></text:p>
      <text:p text:style-name="P1"><text:span text:style-name="T1">До гори, до рік, до </text:span><text:span text:style-name="T5">повногорля</text:span><text:span text:style-name="T1">,/ повногруддям зобов’яж мене./ Кожним днем боліти, кожним днем/ виповняти серце власним горем. (П-2:200).</text:span></text:p>
      <text:p text:style-name="P3"/>
      <text:p text:style-name="P1"><text:span text:style-name="T27">Позапрóстір</text:span><text:span text:style-name="T9">, -стору, </text:span><text:span text:style-name="T1">ім., ч., інд.-авт., [2]. </text:span><text:span text:style-name="T10">Похідне від </text:span><text:span text:style-name="T12">пóза</text:span><text:span text:style-name="T10"> і </text:span><text:span text:style-name="T12">прóстір</text:span><text:span text:style-name="T10"> – той, що перебуває поза простором.</text:span></text:p>
      <text:p text:style-name="P1"><text:span text:style-name="T1">Як вікна в </text:span><text:span text:style-name="T5">позапростір</text:span><text:span text:style-name="T1">, позачас,/ за мури німоти і всепокори,/ так світяться свічада, світлом хорі,/ і пильно задивляються крізь нас/ у сяйва… (П-1:66).</text:span></text:p>
      <text:p text:style-name="P3"><text:soft-page-break/></text:p>
      <text:p text:style-name="P1"><text:span text:style-name="T27">Позачáс</text:span><text:span text:style-name="T9">, -у, </text:span><text:span text:style-name="T1">ім., ч., інд.-авт., [2]. </text:span><text:span text:style-name="T10">Похідне від </text:span><text:span text:style-name="T12">пóза</text:span><text:span text:style-name="T10"> і </text:span><text:span text:style-name="T12">час</text:span><text:span text:style-name="T10"> – той, що перебуває поза часом.</text:span></text:p>
      <text:p text:style-name="P1"><text:span text:style-name="T1">Як вікна в позапростір, </text:span><text:span text:style-name="T5">позачас</text:span><text:span text:style-name="T1">,/ за мури німоти і всепокори,/ так світяться свічада, світлом хорі,/ і пильно задивляються крізь нас/ у сяйва… (П-1:66).</text:span></text:p>
      <text:p text:style-name="P3"/>
      <text:p text:style-name="P1"><text:span text:style-name="T27">Порожньосéрдий</text:span><text:span text:style-name="T9">, -а, -е, </text:span><text:span text:style-name="T2">прикм., </text:span><text:span text:style-name="T1">інд.-авт., [8]. </text:span><text:span text:style-name="T10">Похідне від </text:span><text:span text:style-name="T12">порóжній</text:span><text:span text:style-name="T10"> і </text:span><text:span text:style-name="T12">сéрце</text:span><text:span text:style-name="T10">.</text:span></text:p>
      <text:p text:style-name="P1"><text:span text:style-name="T5">Порожньосердий</text:span><text:span text:style-name="T1"> вибільшився світ,/ мов простору запрагло </text:span><text:span text:style-name="T1">німування… (П-2:174).</text:span></text:p>
      <text:p text:style-name="P3"/>
      <text:p text:style-name="P1"><text:span text:style-name="T27">Потаймир</text:span><text:span text:style-name="T9">, -у, </text:span><text:span text:style-name="T1">ім., ч., інд.-авт., [???]. </text:span><text:span text:style-name="T14">Похідне від </text:span><text:span text:style-name="T17">потаємний</text:span><text:span text:style-name="T14"> і </text:span><text:span text:style-name="T17">мир</text:span><text:span text:style-name="T14"> </text:span><text:span text:style-name="T15">–</text:span><text:span text:style-name="T1"> </text:span><text:span text:style-name="T14">і</text:span><text:span text:style-name="T10">нший вимір, інший світ.</text:span></text:p>
      <text:p text:style-name="P1"><text:span text:style-name="T1">І десь там гасне </text:span><text:span text:style-name="T5">потаймир</text:span><text:span text:style-name="T1">,/ а між торосами крижин/ я сам-один і – </text:span><text:span text:style-name="T1">враг-вражин… (П-2:15).</text:span></text:p>
      <text:p text:style-name="P3"/>
      <text:p text:style-name="P1"><text:span text:style-name="T27">Пралітá</text:span><text:span text:style-name="T9">, пралíт, </text:span><text:span text:style-name="T1">ім., мн., інд.-авт., [2]. </text:span><text:span text:style-name="T10">Похідне від </text:span><text:span text:style-name="T12">пра</text:span><text:span text:style-name="T10">... (в значенні </text:span><text:span text:style-name="T12">дáвній</text:span><text:span text:style-name="T10">) і </text:span><text:span text:style-name="T12">літá</text:span><text:span text:style-name="T10">. Минулі літа.</text:span></text:p>
      <text:p text:style-name="P1"><text:span text:style-name="T1">Забудься. Стань. І зачекай мене/ на самоті в такому велелюдді,/ де спогади стовбичать, наче судді,/ і пам’ять чвалом </text:span><text:span text:style-name="T5">праліта</text:span><text:span text:style-name="T1"> жене. (П-2:149).</text:span></text:p>
      <text:p text:style-name="P3"/>
      <text:p text:style-name="P1"><text:span text:style-name="T27">Прáпервні</text:span><text:span text:style-name="T9">, -ів, </text:span><text:span text:style-name="T1">ім., мн., інд.-авт., [2]. </text:span><text:span text:style-name="T10">Похідне від </text:span><text:span text:style-name="T12">пра</text:span><text:span text:style-name="T10">...(в значенні </text:span><text:span text:style-name="T12">дáвній</text:span><text:span text:style-name="T10">) і </text:span><text:span text:style-name="T13">пéрвень</text:span><text:span text:style-name="T9">. Першоелемент, першоначало.</text:span></text:p>
      <text:p text:style-name="P1"><text:span text:style-name="T1">Що б то нам/ посовгнути – ці межигони часу,/ марудні межигони живоття,/ коли змарнілі постаті снаги,/ ці бурі пристрастей попопелілих,/ раптово окошилися на нас./ І хочеться сягнути за крайчасу,/ за </text:span><text:span text:style-name="T5">прапервні</text:span><text:span text:style-name="T1">. (П-1:57).</text:span></text:p>
      <text:p text:style-name="P3"/>
      <text:p text:style-name="P1"><text:span text:style-name="T27">Призáходи</text:span><text:span text:style-name="T9">, -ів, </text:span><text:span text:style-name="T1">ім., мн., інд.-авт., [2]. </text:span><text:span text:style-name="T9">Час, коли заходить сонце.</text:span></text:p>
      <text:p text:style-name="P1"><text:span text:style-name="T21">Прижухлий клониться пирій/ на </text:span><text:span text:style-name="T22">призаходи</text:span><text:span text:style-name="T21"> дня</text:span><text:span text:style-name="T20">. (П-2:92).</text:span></text:p>
      <text:p text:style-name="P5"/>
      <text:p text:style-name="P1"><text:soft-page-break/><text:span text:style-name="T27">Притінь</text:span><text:span text:style-name="T9">, -і, </text:span><text:span text:style-name="T1">ім., ж., інд.-авт., [2]. </text:span><text:span text:style-name="T10">Те саме, що тінь.</text:span></text:p>
      <text:p text:style-name="P1"><text:span text:style-name="T1">Ти тінь. Ти </text:span><text:span text:style-name="T5">притінь</text:span><text:span text:style-name="T1">. Смерк і довгий гуд/ і зелень бань… (П-1:134).</text:span></text:p>
      <text:p text:style-name="P3"/>
      <text:p text:style-name="P1"><text:span text:style-name="T27">Прóростень</text:span><text:span text:style-name="T9">, -стня, </text:span><text:span text:style-name="T1">ім., ч., інд.-авт., [1]. </text:span><text:span text:style-name="T14">Похідне від </text:span><text:span text:style-name="T13">проростáти</text:span><text:span text:style-name="T9">.</text:span></text:p>
      <text:p text:style-name="P1"><text:span text:style-name="T1">І </text:span><text:span text:style-name="T5">проростень</text:span><text:span text:style-name="T1">, і бугила,/ і жалом жалощів тріпоче/ доба і не пустити хоче/ стежина, терням поросла. (П-2:122).</text:span></text:p>
      <text:p text:style-name="P3"/>
      <text:p text:style-name="P1"><text:span text:style-name="T27">Протипотíк (</text:span><text:span text:style-name="T11">протипотóки</text:span><text:span text:style-name="T27">)</text:span><text:span text:style-name="T9">, -тóку, </text:span><text:span text:style-name="T1">ім., ч., інд.-авт., [???2]. </text:span><text:span text:style-name="T10">Похідне від </text:span><text:span text:style-name="T12">прóти</text:span><text:span text:style-name="T10">... і </text:span><text:span text:style-name="T12">потíк</text:span><text:span text:style-name="T10">.</text:span></text:p>
      <text:p text:style-name="P1"><text:span text:style-name="T1">Розбратані </text:span><text:span text:style-name="T5">протипотоки</text:span><text:span text:style-name="T1">/ ’дне одного наздоганяють,/ годують себе проминанням/ заказаних долею стріч. (П-1:86).</text:span></text:p>
      <text:p text:style-name="P3"/>
      <text:p text:style-name="P1"><text:span text:style-name="T27">Пружноголóсий</text:span><text:span text:style-name="T9">, -а, -е, </text:span><text:span text:style-name="T2">прикм., </text:span><text:span text:style-name="T1">інд.-авт., [8]. </text:span><text:span text:style-name="T10">Похідне від </text:span><text:span text:style-name="T12">прýжний</text:span><text:span text:style-name="T10"> і </text:span><text:span text:style-name="T12">гóлос</text:span><text:span text:style-name="T10">.</text:span></text:p>
      <text:p text:style-name="P1"><text:span text:style-name="T1">…янгольський мосянжний хор/ гучить на присілки і села/ і проста </text:span><text:span text:style-name="T1">пісенька весела/ </text:span><text:span text:style-name="T5">пружноголосий</text:span><text:span text:style-name="T1"> барвить хор. (П-2:277).</text:span></text:p>
      <text:p text:style-name="P3"/>
      <text:p text:style-name="P1"><text:span text:style-name="T27">Пург-сніги</text:span><text:span text:style-name="T9">, -ів, </text:span><text:span text:style-name="T1">ім., мн., інд.-авт., [9]. </text:span><text:span text:style-name="T10">Похідне від </text:span><text:span text:style-name="T12">пургá</text:span><text:span text:style-name="T10"> і </text:span><text:span text:style-name="T12">сніги</text:span><text:span text:style-name="T10">.</text:span></text:p>
      <text:p text:style-name="P1"><text:span text:style-name="T1">Лиш модрини</text:span><text:span text:style-name="T3"> </text:span><text:span text:style-name="T1">гудуть, гудуть мо-/ дрини,/ а вітри лекалами хуг/ піють,/ що заблуклий в сопках пестун/ скоро/ без ведмедиці в </text:span><text:span text:style-name="T5">пург-снігах</text:span><text:span text:style-name="T1">/ згине. (П-2:17).</text:span></text:p>
      <text:p text:style-name="P3"/>
      <text:p text:style-name="P1"><text:span text:style-name="T27">Рáдощі-жалí</text:span><text:span text:style-name="T28">, </text:span><text:span text:style-name="T9">рáдоще-жалíв, </text:span><text:span text:style-name="T1">ім., мн., інд.-авт., [9]. </text:span><text:span text:style-name="T10">Похідне від </text:span><text:span text:style-name="T12">рáдощі</text:span><text:span text:style-name="T10"> і </text:span><text:span text:style-name="T12">жалі</text:span><text:span text:style-name="T10">.</text:span></text:p>
      <text:p text:style-name="P1"><text:span text:style-name="T1">…де розкошує маячня/ моїх далеких недобутих марень/ в калейдоскопі </text:span><text:span text:style-name="T5">радоще-жалів</text:span><text:span text:style-name="T1">… (П-1:206-207).</text:span></text:p>
      <text:p text:style-name="P3"/>
      <text:p text:style-name="P1"><text:span text:style-name="T27">РозбрÁтаний</text:span><text:span text:style-name="T9">, -а, -е, </text:span><text:span text:style-name="T1">інд.-авт., [1]. </text:span><text:span text:style-name="T9">Дієпр. пас. теп ч. до </text:span><text:span text:style-name="T13">розбратáти</text:span><text:span text:style-name="T9"> – перервати, припинити <text:s/>дружбу, посварити кого-небудь з кимсь.</text:span></text:p>
      <text:p text:style-name="P1"><text:span text:style-name="T5">Розбратані</text:span><text:span text:style-name="T1"> </text:span><text:span text:style-name="T5">протипотоки</text:span><text:span text:style-name="T1">/ ’дне одного наздоганяють,/ годують себе проминанням/ заказаних долею стріч. (П-1:86).</text:span></text:p>
      <text:p text:style-name="P3"><text:soft-page-break/></text:p>
      <text:p text:style-name="P1"><text:span text:style-name="T27">Розпелюстити</text:span><text:span text:style-name="T9">, -щу, -щиш, дієсл., </text:span><text:span text:style-name="T1">док., перех., інд.-авт., [4]. </text:span><text:span text:style-name="T10">Похідне від </text:span><text:span text:style-name="T12">пелюстки</text:span><text:span text:style-name="T10">. Розкрити, як пелюстки.</text:span></text:p>
      <text:p text:style-name="P1"><text:span text:style-name="T1">Треба щедро – серцем одним, устами/ ледь розпуклими – </text:span><text:span text:style-name="T5">розпелюстити</text:span><text:span text:style-name="T1"> <text:s/>втіхи гін,/ всевідради! Сонце бо йде – за нами. (П-1:106).</text:span></text:p>
      <text:p text:style-name="P3"/>
      <text:p text:style-name="P1"><text:span text:style-name="T27">Рясночóлий</text:span><text:span text:style-name="T9">, -а, -е, </text:span><text:span text:style-name="T2">прикм., </text:span><text:span text:style-name="T1">інд.-авт., [8]. </text:span><text:span text:style-name="T10">Похідне від </text:span><text:span text:style-name="T12">рясний </text:span><text:span text:style-name="T10">і </text:span><text:span text:style-name="T12">чолó</text:span><text:span text:style-name="T10">.</text:span></text:p>
      <text:p text:style-name="P1"><text:span text:style-name="T1">Я, певне, яблуня була,/ паморочила світ довкола,/ в рясному цвіті </text:span><text:span text:style-name="T5">рясночола</text:span><text:span text:style-name="T1">/ тужила, ніжилась, жила. (П-2:296).</text:span></text:p>
      <text:p text:style-name="P3"/>
      <text:p text:style-name="P1"><text:span text:style-name="T27">Самовивищення</text:span><text:span text:style-name="T9">, -я, </text:span><text:span text:style-name="T1">ім., с., інд.-авт., [8]. </text:span><text:span text:style-name="T10">Похідне від </text:span><text:span text:style-name="T12">сáмо</text:span><text:span text:style-name="T10">... і </text:span><text:span text:style-name="T12">вивищення</text:span><text:span text:style-name="T10">.</text:span></text:p>
      <text:p text:style-name="P1"><text:span text:style-name="T1">Оце, життя, твої дороги/ </text:span><text:span text:style-name="T5">самовивищень</text:span><text:span text:style-name="T1">, як наруг. (П-2:107).</text:span></text:p>
      <text:p text:style-name="P3"/>
      <text:p text:style-name="P1"><text:span text:style-name="T27">Самовóля</text:span><text:span text:style-name="T9">, -і, </text:span><text:span text:style-name="T1">ім., ж., інд.-авт., [8]. </text:span><text:span text:style-name="T10">Похідне від </text:span><text:span text:style-name="T12">сáмо</text:span><text:span text:style-name="T10">... і </text:span><text:span text:style-name="T12">вóля</text:span><text:span text:style-name="T10">.</text:span></text:p>
      <text:p text:style-name="P1"><text:span text:style-name="T1">Червона барка в чорноводді</text:span><text:span text:style-name="T3"> </text:span><text:span text:style-name="T1">доль/ загубиться. І фенікс довгоногий/ перенесе тебе в ясні чертоги/ від </text:span><text:span text:style-name="T5">самоволь</text:span><text:span text:style-name="T1">, покори і сваволь. (П-1:56).</text:span></text:p>
      <text:p text:style-name="P3"/>
      <text:p text:style-name="P1"><text:span text:style-name="T27">Самовоскресíння</text:span><text:span text:style-name="T9">, -я, </text:span><text:span text:style-name="T1">ім., с., інд.-авт., [8]. </text:span><text:span text:style-name="T10">Похідне від </text:span><text:span text:style-name="T12">сáмо</text:span><text:span text:style-name="T10">... і </text:span><text:span text:style-name="T12">воскресíння</text:span><text:span text:style-name="T10">.</text:span></text:p>
      <text:p text:style-name="P1"><text:span text:style-name="T1">…перейде крізь страстотерпця тіні/ пророк, свого цураючись лиця,/ в передчуванні віщого кінця/ самоофіри й </text:span><text:span text:style-name="T5">самовоскресіння</text:span><text:span text:style-name="T1">. (П-2:150).</text:span></text:p>
      <text:p text:style-name="P3"/>
      <text:p text:style-name="P1"><text:span text:style-name="T27">Самовтéча</text:span><text:span text:style-name="T9">, -і, </text:span><text:span text:style-name="T1">ім., ж., інд.-авт., [8]. </text:span><text:span text:style-name="T10">Похідне від </text:span><text:span text:style-name="T12">сáмо</text:span><text:span text:style-name="T10">... і </text:span><text:span text:style-name="T12">втéча</text:span><text:span text:style-name="T10">.</text:span></text:p>
      <text:p text:style-name="P1"><text:span text:style-name="T1">Доброму і злому/ кажи межу і позначи шляхи/ для </text:span><text:span text:style-name="T5">самовтечі</text:span><text:span text:style-name="T1">. (П-</text:span><text:span text:style-name="T1">2:136).</text:span></text:p>
      <text:p text:style-name="P3"/>
      <text:p text:style-name="P1"><text:span text:style-name="T27">Самодóкíр</text:span><text:span text:style-name="T9">, самодóкóру, </text:span><text:span text:style-name="T1">ім., ч., інд.-авт., [8]. </text:span><text:span text:style-name="T10">Похідне від </text:span><text:span text:style-name="T12">сáмо</text:span><text:span text:style-name="T10">... і </text:span><text:span text:style-name="T12">дóкíр</text:span><text:span text:style-name="T10">.</text:span></text:p>
      <text:p text:style-name="P1"><text:span text:style-name="T1">Не вір – ні долі, ні собі не вір,/ а спроневіра і </text:span><text:span text:style-name="T5">самодокір</text:span><text:span text:style-name="T1">/ і змерзлий крик, що грудкою у горлі/ засів мов кляп – то все неначе дріт/ колючий. (П-2:290).</text:span></text:p>
      <text:p text:style-name="P3"/>
      <text:p text:style-name="P1"><text:soft-page-break/><text:span text:style-name="T27">Самодосáда</text:span><text:span text:style-name="T9">, -и, </text:span><text:span text:style-name="T1">ім., ж., інд.-авт., [8]. </text:span><text:span text:style-name="T10">Похідне від </text:span><text:span text:style-name="T12">сáмо</text:span><text:span text:style-name="T10">... і </text:span><text:span text:style-name="T12">досáда</text:span><text:span text:style-name="T10">.</text:span></text:p>
      <text:p text:style-name="P1"><text:span text:style-name="T1">…в мить крутого самопочезання/ він надто пильно стежив шлях утрат, - / лиш так його спотворило дерзання/ тим виразом вибачливих жалів,/ </text:span><text:span text:style-name="T5">самодосад</text:span><text:span text:style-name="T1">… (П-1:55).</text:span></text:p>
      <text:p text:style-name="P3"/>
      <text:p text:style-name="P1"><text:span text:style-name="T27">Самодохóдження</text:span><text:span text:style-name="T9">, -я, </text:span><text:span text:style-name="T1">ім., с., інд.-авт., [8]. </text:span><text:span text:style-name="T10">Похідне від </text:span><text:span text:style-name="T12">сáмо</text:span><text:span text:style-name="T10">... і </text:span><text:span text:style-name="T12">дохóдження</text:span><text:span text:style-name="T10">.</text:span></text:p>
      <text:p text:style-name="P1"><text:span text:style-name="T1">Там крила птаства рясно миготіли,/ мережилася зелень дивновзором,/ а душу вже поймав </text:span><text:span text:style-name="T5">самодоходжень</text:span><text:span text:style-name="T1">/ зухвалий холод і зухвалий жах. (П-2:118).</text:span></text:p>
      <text:p text:style-name="P3"/>
      <text:p text:style-name="P1"><text:span text:style-name="T27">Самозаборóна</text:span><text:span text:style-name="T9">, -и, </text:span><text:span text:style-name="T1">ім., ж., інд.-авт., [8]. </text:span><text:span text:style-name="T10">Похідне від </text:span><text:span text:style-name="T12">сáмо</text:span><text:span text:style-name="T10">... і </text:span><text:span text:style-name="T12">заборóна</text:span><text:span text:style-name="T10">.</text:span></text:p>
      <text:p text:style-name="P1"><text:span text:style-name="T1">Нам ряд утрачено. Раптових спроб/ назубрені шпилі – ото єдине,/ що вирвалося з </text:span><text:span text:style-name="T5">самозаборон</text:span><text:span text:style-name="T1">,/ які дарують небеса щедротні… (П-2:100).</text:span></text:p>
      <text:p text:style-name="P3"/>
      <text:p text:style-name="P1"><text:span text:style-name="T27">Самонаближення</text:span><text:span text:style-name="T9">, -я, </text:span><text:span text:style-name="T1">ім., с., інд.-авт., [8]. </text:span><text:span text:style-name="T10">Похідне від </text:span><text:span text:style-name="T12">сáмо</text:span><text:span text:style-name="T10">... і </text:span><text:span text:style-name="T12">наближення</text:span><text:span text:style-name="T10">.</text:span></text:p>
      <text:p text:style-name="P1"><text:span text:style-name="T1">…весь той чар/ </text:span><text:span text:style-name="T5">самонаближень</text:span><text:span text:style-name="T1">, упізнань і врочень,/ що визріли у невіді душевній/ і стежать стежать стежать <text:s/>зизим оком,/ ачи я втраплю на свою стежу… (П-1:121).</text:span></text:p>
      <text:p text:style-name="P3"/>
      <text:p text:style-name="P1"><text:span text:style-name="T27">Самонарікáння</text:span><text:span text:style-name="T9">, -я, </text:span><text:span text:style-name="T1">ім., с., інд.-авт., [8]. </text:span><text:span text:style-name="T10">Похідне від </text:span><text:span text:style-name="T12">сáмо</text:span><text:span text:style-name="T10">... і </text:span><text:span text:style-name="T12">нарікáння</text:span><text:span text:style-name="T10">.</text:span></text:p>
      <text:p text:style-name="P1"><text:span text:style-name="T1">Ні, не впадай у біль – до </text:span><text:span text:style-name="T5">самонаріканняи</text:span><text:span text:style-name="T1">./ О, не впадай у біль – його, як меч, піднось. (П-2:155).</text:span></text:p>
      <text:p text:style-name="P3"/>
      <text:p text:style-name="P1"><text:span text:style-name="T27">Самонарóдження</text:span><text:span text:style-name="T9">, -я, </text:span><text:span text:style-name="T1">ім., с., інд.-авт., [8]. </text:span><text:span text:style-name="T10">Похідне від </text:span><text:span text:style-name="T12">сáмо</text:span><text:span text:style-name="T10">... і </text:span><text:span text:style-name="T12">нарóдження</text:span><text:span text:style-name="T10">.</text:span></text:p>
      <text:p text:style-name="P1"><text:span text:style-name="T1">Оце </text:span><text:span text:style-name="T5">самонародження</text:span><text:span text:style-name="T1"> твоє/ то голос смерті: пристарайся, брате,/ бо вже заходить час твій вирушати,/ пора і дописати житіє. (П-2:117).</text:span></text:p>
      <text:p text:style-name="P3"/>
      <text:p text:style-name="P1"><text:span text:style-name="T27">Самонаростáти</text:span><text:span text:style-name="T9">, -áю, -áєш, дієсл., </text:span><text:span text:style-name="T1">недок., перех., інд.-авт., [8]. </text:span><text:span text:style-name="T10">Похідне </text:span><text:soft-page-break/><text:span text:style-name="T10">від </text:span><text:span text:style-name="T12">сáмо</text:span><text:span text:style-name="T10">... і </text:span><text:span text:style-name="T12">наростáти</text:span><text:span text:style-name="T10">.</text:span></text:p>
      <text:p text:style-name="P1"><text:span text:style-name="T1">Неначе дзвін – поезія. Гуде/ і </text:span><text:span text:style-name="T5">самонаростає</text:span><text:span text:style-name="T1"> аж до повні… (П-2:150).</text:span></text:p>
      <text:p text:style-name="P3"/>
      <text:p text:style-name="P1"><text:span text:style-name="T27">Самоофíра</text:span><text:span text:style-name="T9">, -и, </text:span><text:span text:style-name="T1">ім., ж., інд.-авт., [8]. </text:span><text:span text:style-name="T10">Похідне від </text:span><text:span text:style-name="T12">сáмо</text:span><text:span text:style-name="T10">... і </text:span><text:span text:style-name="T11">офíра</text:span><text:span text:style-name="T9">.</text:span></text:p>
      <text:p text:style-name="P1"><text:span text:style-name="T1">…перейде крізь страстотерпця тіні/ пророк, свого цураючись лиця,/ в передчуванні віщого кінця/ </text:span><text:span text:style-name="T5">самоофіри</text:span><text:span text:style-name="T1"> й самовоскресіння. (П-2:150).</text:span></text:p>
      <text:p text:style-name="P3"/>
      <text:p text:style-name="P1"><text:span text:style-name="T27">Самопалáння</text:span><text:span text:style-name="T9">, -я, </text:span><text:span text:style-name="T1">ім., с., інд.-авт., [8]. </text:span><text:span text:style-name="T10">Похідне від </text:span><text:span text:style-name="T12">сáмо</text:span><text:span text:style-name="T10">... і </text:span><text:span text:style-name="T12">палáння</text:span><text:span text:style-name="T10">.</text:span></text:p>
      <text:p text:style-name="P1"><text:span text:style-name="T1">О як нестерпно хочеться подовжень/ і невигасного </text:span><text:span text:style-name="T5">самопалання</text:span><text:span text:style-name="T1">! (П-2:130).</text:span></text:p>
      <text:p text:style-name="P3"/>
      <text:p text:style-name="P1"><text:span text:style-name="T27">Самопереростáння</text:span><text:span text:style-name="T9">, -я, </text:span><text:span text:style-name="T1">ім., с., інд.-авт., [8]. </text:span><text:span text:style-name="T10">Похідне від </text:span><text:span text:style-name="T12">сáмо</text:span><text:span text:style-name="T10">... і </text:span><text:span text:style-name="T12">переростáння</text:span><text:span text:style-name="T10">.</text:span></text:p>
      <text:p text:style-name="P1"><text:span text:style-name="T1">Отак: живи – і скній, живи – і скній,/ і як дійдеш </text:span><text:span text:style-name="T5">самопереростання</text:span><text:span text:style-name="T1">,/ і як збагнеш: ти власна жертва й кат,/ тоді </text:span><text:span text:style-name="T1">збагнеш і смерть, як припадання/ до обрію, як утрату всіх утрат. (П-1:203).</text:span></text:p>
      <text:p text:style-name="P3"/>
      <text:p text:style-name="P1"><text:span text:style-name="T27">Самопідтвéрджувати</text:span><text:span text:style-name="T9">, -ую, уєш, дієсл., </text:span><text:span text:style-name="T1">недок., перех., інд.-авт., [8]. </text:span><text:span text:style-name="T10">Похідне від </text:span><text:span text:style-name="T12">сáмо</text:span><text:span text:style-name="T10">... і </text:span><text:span text:style-name="T12">підтвéрджувати</text:span><text:span text:style-name="T10">.</text:span></text:p>
      <text:p text:style-name="P1"><text:span text:style-name="T1">Ще, слава Богу, тьмяний стовбур совісті/ признатись може весь до незбагненного,/ котре </text:span><text:span text:style-name="T5">самопідтверджує</text:span><text:span text:style-name="T1"> її/ і втаємничує… (П-2:101).</text:span></text:p>
      <text:p text:style-name="P3"/>
      <text:p text:style-name="P1"><text:span text:style-name="T27">Самопогиба</text:span><text:span text:style-name="T9">, -и, </text:span><text:span text:style-name="T1">ім., ж., інд.-авт., [8]. </text:span><text:span text:style-name="T10">Похідне від </text:span><text:span text:style-name="T12">сáмо</text:span><text:span text:style-name="T10">... і </text:span><text:span text:style-name="T12">погиба</text:span><text:span text:style-name="T10">.</text:span></text:p>
      <text:p text:style-name="P1"><text:span text:style-name="T21">Господи, Господи, о осторонь/ душі гулкі, що, заслухані в тугу,/ немочі власної люблять наругу,/ </text:span><text:span text:style-name="T22">самопогиби</text:span><text:span text:style-name="T21"> високий огонь</text:span><text:span text:style-name="T20">. (П-2:74-75).</text:span></text:p>
      <text:p text:style-name="P5"/>
      <text:p text:style-name="P1"><text:span text:style-name="T29">Самоподóвжений</text:span><text:span text:style-name="T18">, -а, -е, </text:span><text:span text:style-name="T2">прикм., </text:span><text:span text:style-name="T21">інд.-авт., [</text:span><text:span text:style-name="T2">8</text:span><text:span text:style-name="T21">]. </text:span><text:span text:style-name="T10">Похідне від </text:span><text:span text:style-name="T12">сáмо</text:span><text:span text:style-name="T10">... і </text:span><text:span text:style-name="T12">подóвжений</text:span><text:span text:style-name="T10">.</text:span></text:p>
      <text:p text:style-name="P1"><text:span text:style-name="T1">Хто б збагнув/ оці дороги – без кінця і краю/ </text:span><text:span text:style-name="T5">самоподовжені</text:span><text:span text:style-name="T1">? (П-2:100).</text:span></text:p>
      <text:p text:style-name="P3"/>
      <text:p text:style-name="P1"><text:span text:style-name="T27">Самопоминáння</text:span><text:span text:style-name="T9">, -я, </text:span><text:span text:style-name="T1">ім., с., інд.-авт., [8]. </text:span><text:span text:style-name="T10">Похідне від </text:span><text:span text:style-name="T12">сáмо</text:span><text:span text:style-name="T10">... і </text:span><text:soft-page-break/><text:span text:style-name="T12">поминáння</text:span><text:span text:style-name="T10">.</text:span></text:p>
      <text:p text:style-name="P1"><text:span text:style-name="T21">Ти загубився в горі – не знайтись/ у чорноводді змовклого волання,/ в ропі чекань і </text:span><text:span text:style-name="T22">самопоминання</text:span><text:span text:style-name="T21">/ і гуку, що доносить благовість</text:span><text:span text:style-name="T20">. (П-2:111).</text:span></text:p>
      <text:p text:style-name="P5"/>
      <text:p text:style-name="P1"><text:span text:style-name="T27">Самопостання</text:span><text:span text:style-name="T9">, -я, </text:span><text:span text:style-name="T1">ім., с., інд.-авт., [8]. </text:span><text:span text:style-name="T10">Похідне від </text:span><text:span text:style-name="T12">сáмо</text:span><text:span text:style-name="T10">... і </text:span><text:span text:style-name="T12">постання (</text:span><text:span text:style-name="T10">від </text:span><text:span text:style-name="T12">поставáння)</text:span><text:span text:style-name="T10">.</text:span></text:p>
      <text:p text:style-name="P1"><text:span text:style-name="T1">По ліву руку – древній, аж до ер/ </text:span><text:span text:style-name="T5">самопостання</text:span><text:span text:style-name="T1">, гоном безберегим,/ щовбом смертельним, що наліг на серце/ і наслухає втомлене буття - / той древній світ – і радісний і тужний - / непам’яті. (П-2:136).</text:span></text:p>
      <text:p text:style-name="P3"/>
      <text:p text:style-name="P1"><text:span text:style-name="T27">Самопроминáння</text:span><text:span text:style-name="T9">, -я, </text:span><text:span text:style-name="T1">ім., с., інд.-авт., [8]. </text:span><text:span text:style-name="T10">Похідне від </text:span><text:span text:style-name="T12">сáмо</text:span><text:span text:style-name="T10">... і </text:span><text:span text:style-name="T12">проминáння</text:span><text:span text:style-name="T10">.</text:span></text:p>
      <text:p text:style-name="P1"><text:span text:style-name="T1">В дорозі довгих </text:span><text:span text:style-name="T5">самопроминань</text:span><text:span text:style-name="T1">/ під знадою земного притягання/ проносяться від ранку до смеркання. (П-1:44).</text:span></text:p>
      <text:p text:style-name="P3"/>
      <text:p text:style-name="P1"><text:span text:style-name="T27">Самопротистояння</text:span><text:span text:style-name="T28">, -</text:span><text:span text:style-name="T9">я, </text:span><text:span text:style-name="T1">ім., с., інд.-авт., [8]. </text:span><text:span text:style-name="T10">Похідне від </text:span><text:span text:style-name="T12">сáмо</text:span><text:span text:style-name="T10">... і </text:span><text:span text:style-name="T12">протистояння</text:span><text:span text:style-name="T10">.</text:span></text:p>
      <text:p text:style-name="P1"><text:span text:style-name="T1">О вирвись, залишивши вирву/ у грудях, і роздмухай грань/ моїх </text:span><text:span text:style-name="T5">самопротистоянь</text:span><text:span text:style-name="T1">/ і дай напитися з потиру. (П-2:195).</text:span></text:p>
      <text:p text:style-name="P3"/>
      <text:p text:style-name="P1"><text:span text:style-name="T27">Самострíл</text:span><text:span text:style-name="T9">, -у, </text:span><text:span text:style-name="T1">ім., ч., інд.-авт., [???8]. </text:span><text:span text:style-name="T14">Похідне від </text:span><text:span text:style-name="T12">сáмо</text:span><text:span text:style-name="T10">... і </text:span><text:span text:style-name="T12">стріляти</text:span><text:span text:style-name="T10">.</text:span></text:p>
      <text:p text:style-name="P1"><text:span text:style-name="T1">Як рура, кругла вулиця,/ гулка од гуду бджіл,/ маленький хлопчик </text:span><text:span text:style-name="T1">щулиться,/ бо ж сонце – </text:span><text:span text:style-name="T5">самостріл</text:span><text:span text:style-name="T1">. (П-2:275).</text:span></text:p>
      <text:p text:style-name="P3"/>
      <text:p text:style-name="P1"><text:span text:style-name="T27">Самострумувáння</text:span><text:span text:style-name="T9">, -я, </text:span><text:span text:style-name="T1">ім., с., інд.-авт., [8]. </text:span><text:span text:style-name="T10">Похідне від </text:span><text:span text:style-name="T12">сáмо</text:span><text:span text:style-name="T10">... і </text:span><text:span text:style-name="T12">струмувáння</text:span><text:span text:style-name="T10">.</text:span></text:p>
      <text:p text:style-name="P1"><text:span text:style-name="T1">…аби в останньому пориві,/ у плині </text:span><text:span text:style-name="T5">самострумувань</text:span><text:span text:style-name="T1">/ ураз зайти за власну грань,/ пірнути в смертні переливи. (П-1:169).</text:span></text:p>
      <text:p text:style-name="P3"/>
      <text:p text:style-name="P1"><text:span text:style-name="T27">Самотинний</text:span><text:span text:style-name="T9">, -а, -е, </text:span><text:span text:style-name="T2">прикм., </text:span><text:span text:style-name="T1">інд.-авт., [???8]. </text:span><text:span text:style-name="T9">Який здійснюється, </text:span><text:soft-page-break/><text:span text:style-name="T9">відбувається і т. ін. без інших; самітній.</text:span></text:p>
      <text:p text:style-name="P1"><text:span text:style-name="T1">Спиваєш тугу </text:span><text:span text:style-name="T5">самотинну</text:span><text:span text:style-name="T1">/ і душу, мов малу дитину,/ до рання присипляєш: спи. (П-2:182).</text:span></text:p>
      <text:p text:style-name="P3"/>
      <text:p text:style-name="P1"><text:span text:style-name="T27">Самоуникáння</text:span><text:span text:style-name="T9">, -я, </text:span><text:span text:style-name="T1">ім., с., інд.-авт., [8]. </text:span><text:span text:style-name="T10">Похідне від </text:span><text:span text:style-name="T12">сáмо</text:span><text:span text:style-name="T10">... і </text:span><text:span text:style-name="T12">уникáння</text:span><text:span text:style-name="T10">. Уникання самого себе.</text:span></text:p>
      <text:p text:style-name="P1"><text:span text:style-name="T1">Коли спромога </text:span><text:span text:style-name="T5">самоуникань</text:span><text:span text:style-name="T1">/ при узголів’ї спалахом прозріння/ відкриється тобі, як благостиня/ прощень, опрощень, прощ і прощавань. (П-1:62).</text:span></text:p>
      <text:p text:style-name="P3"/>
      <text:p text:style-name="P1"><text:span text:style-name="T27">Світи-галаї, </text:span><text:span text:style-name="T9">світíв-галаїв, </text:span><text:span text:style-name="T1">ім., мн., інд.-авт., [9]. </text:span><text:span text:style-name="T10">Похідне від </text:span><text:span text:style-name="T12">світ</text:span><text:span text:style-name="T10"> і </text:span><text:span text:style-name="T12">галáй</text:span><text:span text:style-name="T10"> (“галáсвіта” – світ за очі). Далекі світи.</text:span></text:p>
      <text:p text:style-name="P1"><text:span text:style-name="T1">На тебе чатують </text:span><text:span text:style-name="T5">світи–галаї</text:span><text:span text:style-name="T1">./ Прощальний – як подим пожарищ – той спогад. (П-1:98).</text:span></text:p>
      <text:p text:style-name="P3"/>
      <text:p text:style-name="P1"><text:span text:style-name="T27">Себекрáй</text:span><text:span text:style-name="T9">, -ю, </text:span><text:span text:style-name="T1">ім., ч., інд.-авт., [11]. </text:span><text:span text:style-name="T10">Похідне від </text:span><text:span text:style-name="T12">себé</text:span><text:span text:style-name="T10"> і </text:span><text:span text:style-name="T12">край</text:span><text:span text:style-name="T10">.</text:span></text:p>
      <text:p text:style-name="P1"><text:span text:style-name="T1">І все то – зá: дарунок сили/ за </text:span><text:span text:style-name="T5">себекраєм</text:span><text:span text:style-name="T1">: на, візьми,/ аби дороги доль гуділи/ всіма серцями і грудьми. (П-1:100); оця утеча геть за </text:span><text:span text:style-name="T5">себекрай</text:span><text:span text:style-name="T1"> - / то ніби виснений в дитинстві син… (П-1:203).</text:span></text:p>
      <text:p text:style-name="P4"/>
      <text:p text:style-name="P1"><text:span text:style-name="T27">Семигóри</text:span><text:span text:style-name="T9">, -гíр, </text:span><text:span text:style-name="T1">ім., мн., інд.-авт., [8]. </text:span><text:span text:style-name="T10">Похідне від </text:span><text:span text:style-name="T12">сім</text:span><text:span text:style-name="T10"> і </text:span><text:span text:style-name="T12">гóри</text:span><text:span text:style-name="T10">.</text:span></text:p>
      <text:p text:style-name="P1"><text:span text:style-name="T2">І що кигиче в мертвій цій пустелі?/ Киги-киги – мов чайка з-над Дніпра./ О </text:span><text:span text:style-name="T6">семигори</text:span><text:span text:style-name="T2"> горя, цвинтар велій,/ і я тут згину, як прийде пора? (П-1:100).</text:span></text:p>
      <text:p text:style-name="P4"/>
      <text:p text:style-name="P1"><text:span text:style-name="T27">Серцеóкий</text:span><text:span text:style-name="T9">, -а, -е, </text:span><text:span text:style-name="T2">прикм., </text:span><text:span text:style-name="T1">інд.-авт., [8]. </text:span><text:span text:style-name="T10">Похідне від </text:span><text:span text:style-name="T12">сéрце</text:span><text:span text:style-name="T10"> і </text:span><text:span text:style-name="T12">óко</text:span><text:span text:style-name="T10">.</text:span></text:p>
      <text:p text:style-name="P1"><text:span text:style-name="T2">Сто плах перейди, </text:span><text:span text:style-name="T6">серцеокий</text:span><text:span text:style-name="T2">,/ сто плах, сто багать, сто голгоф… (П-1:180).</text:span></text:p>
      <text:p text:style-name="P4"/>
      <text:p text:style-name="P1"><text:span text:style-name="T27">Словотéча</text:span><text:span text:style-name="T9">, -і, </text:span><text:span text:style-name="T1">ім., ж., інд.-авт., [???1]. </text:span><text:span text:style-name="T10">Похідне від </text:span><text:span text:style-name="T12">слóво</text:span><text:span text:style-name="T10"> і </text:span><text:span text:style-name="T12">текти</text:span><text:span text:style-name="T10">. Потік слів.</text:span></text:p>
      <text:p text:style-name="P1"><text:span text:style-name="T21">Слова, слова, слова – задосить </text:span><text:span text:style-name="T22">словотечі</text:span><text:span text:style-name="T21">,/ німують бо предтечі, </text:span><text:span text:style-name="T21">доба гряде нова. (П-2:292).</text:span></text:p>
      <text:p text:style-name="P6"><text:soft-page-break/></text:p>
      <text:p text:style-name="P1"><text:span text:style-name="T27">Смертеіснувáння</text:span><text:span text:style-name="T9">, -я, </text:span><text:span text:style-name="T1">ім., с., інд.-авт., [8]. </text:span><text:span text:style-name="T10">Похідне від </text:span><text:span text:style-name="T12">смерть</text:span><text:span text:style-name="T10"> і </text:span><text:span text:style-name="T12">існувáння</text:span><text:span text:style-name="T10">.</text:span></text:p>
      <text:p text:style-name="P1"><text:span text:style-name="T2">Сховатися од долі – не судилось./ Ударив грім – і зразу шкереберть/ </text:span><text:span text:style-name="T2">пішло життя. І ость ти – все, що снилось,/ як </text:span><text:span text:style-name="T6">смертеіснування</text:span><text:span text:style-name="T2"> й життєсмерть. (П-1:83).</text:span></text:p>
      <text:p text:style-name="P4"/>
      <text:p text:style-name="P1"><text:span text:style-name="T27">Снíння</text:span><text:span text:style-name="T9">, -нь, </text:span><text:span text:style-name="T1">ім., мн., інд.-авт., [1]. </text:span><text:span text:style-name="T10">Те саме, що сон.</text:span></text:p>
      <text:p text:style-name="P1"><text:span text:style-name="T2">Немов рубін у чорнім адамашку,/ обачно критий білим німуванням,/ так </text:span><text:span text:style-name="T6">снінь</text:span><text:span text:style-name="T2"> моїх озерце шарлатове/ лямує обережок начувань… (П-1:121).</text:span></text:p>
      <text:p text:style-name="P4"/>
      <text:p text:style-name="P1"><text:span text:style-name="T27">Солодкомолóка</text:span><text:span text:style-name="T9">, -е, </text:span><text:span text:style-name="T2">прикм., </text:span><text:span text:style-name="T1">інд.-авт., [8]. </text:span><text:span text:style-name="T10">Похідне від </text:span><text:span text:style-name="T12">солóдкий</text:span><text:span text:style-name="T10"> і </text:span><text:span text:style-name="T12">молокó</text:span><text:span text:style-name="T10">.</text:span></text:p>
      <text:p text:style-name="P1"><text:span text:style-name="T2">Ти десь за край світу, як птаха моя білогруда,/ </text:span><text:span text:style-name="T6">солодкомолока</text:span><text:span text:style-name="T2">, два </text:span><text:span text:style-name="T2">ока - мигдалі сумні. (П-2:161).</text:span></text:p>
      <text:p text:style-name="P4"/>
      <text:p text:style-name="P1"><text:span text:style-name="T27">Сон-комишí</text:span><text:span text:style-name="T9">, -ів, </text:span><text:span text:style-name="T1">ім., мн., інд.-авт., [9]. </text:span><text:span text:style-name="T10">Похідне від </text:span><text:span text:style-name="T12">сон</text:span><text:span text:style-name="T10"> і </text:span><text:span text:style-name="T12">комиш</text:span><text:span text:style-name="T10">.</text:span></text:p>
      <text:p text:style-name="P1"><text:span text:style-name="T2">І в серця на споді, в осерді душі/ ішли нашорошені </text:span><text:span text:style-name="T6">сон-комиші</text:span><text:span text:style-name="T2">. (П-2:61).</text:span></text:p>
      <text:p text:style-name="P4"/>
      <text:p text:style-name="P1"><text:span text:style-name="T27">Сонцелéт</text:span><text:span text:style-name="T9">, -у, </text:span><text:span text:style-name="T1">ім., ч., інд.-авт., [???11]. </text:span><text:span text:style-name="T10">Похідне від </text:span><text:span text:style-name="T12">сóнце </text:span><text:span text:style-name="T10">і </text:span><text:span text:style-name="T12">лет</text:span><text:span text:style-name="T10">.</text:span></text:p>
      <text:p text:style-name="P1"><text:span text:style-name="T2">Зворохобилися айстри/ приосіннім </text:span><text:span text:style-name="T6">сонцелетом</text:span><text:span text:style-name="T2">,/ проминальною порою/ падолистом деручким. (П-1:92).</text:span></text:p>
      <text:p text:style-name="P4"/>
      <text:p text:style-name="P1"><text:span text:style-name="T27">Сонцепруг</text:span><text:span text:style-name="T9">, -а, </text:span><text:span text:style-name="T1">ім., ч., інд.-авт., [???11]. </text:span><text:span text:style-name="T10">Похідне від </text:span><text:span text:style-name="T12">сóнце</text:span><text:span text:style-name="T10"> і </text:span><text:span text:style-name="T12">пруг</text:span><text:span text:style-name="T10">.</text:span></text:p>
      <text:p text:style-name="P1"><text:span text:style-name="T2">Як боляче ряхкоче </text:span><text:span text:style-name="T6">сонцепруг</text:span><text:span text:style-name="T2">!/ Як – далина! (П-2:64).</text:span></text:p>
      <text:p text:style-name="P4"/>
      <text:p text:style-name="P1"><text:span text:style-name="T27">Спах</text:span><text:span text:style-name="T9">, -у, </text:span><text:span text:style-name="T1">ім., ч., інд.-авт., [1]. </text:span><text:span text:style-name="T14">Похідне від </text:span><text:span text:style-name="T13">спахáти</text:span><text:span text:style-name="T9">, </text:span><text:span text:style-name="T13">спалáхувати</text:span><text:span text:style-name="T9">.</text:span></text:p>
      <text:p text:style-name="P1"><text:span text:style-name="T2">По голубих лугах, мов голуб,/ кошлатих сонць шугає </text:span><text:span text:style-name="T6">спах</text:span><text:span text:style-name="T2">. (П-1:157).</text:span></text:p>
      <text:p text:style-name="P4"/>
      <text:p text:style-name="P1"><text:span text:style-name="T27">Спередвікíв</text:span><text:span text:style-name="T9">, </text:span><text:span text:style-name="T1">незм., </text:span><text:span text:style-name="T4">присл., </text:span><text:span text:style-name="T1">інд.-авт., [1]. </text:span><text:span text:style-name="T14">Похідне від </text:span><text:span text:style-name="T11">спередвíчний</text:span><text:span text:style-name="T9">.</text:span></text:p>
      <text:p text:style-name="P1"><text:soft-page-break/><text:span text:style-name="T2">Ви вбивці, ви ненатлі нелюди/ </text:span><text:span text:style-name="T6">спередвіків</text:span><text:span text:style-name="T2">,/ а ми припізнені аеди,/ наш злочин – спів. (П-2:94).</text:span></text:p>
      <text:p text:style-name="P4"/>
      <text:p text:style-name="P1"><text:span text:style-name="T27">Спередодня</text:span><text:span text:style-name="T9">, </text:span><text:span text:style-name="T1">незм., </text:span><text:span text:style-name="T2">присл.,</text:span><text:span text:style-name="T14"> </text:span><text:span text:style-name="T1">інд.-авт., [8]. </text:span><text:span text:style-name="T10">Похідне від </text:span><text:span text:style-name="T12">спéред</text:span><text:span text:style-name="T10"> і </text:span><text:span text:style-name="T12">день</text:span><text:span text:style-name="T10">.</text:span></text:p>
      <text:p text:style-name="P1"><text:span text:style-name="T2">Було ж: </text:span><text:span text:style-name="T6">спередодня</text:span><text:span text:style-name="T2">/ так довго трембітало,/ за тим світати стало - / прожогом, навмання. (П-1:126).</text:span></text:p>
      <text:p text:style-name="P4"/>
      <text:p text:style-name="P1"><text:span text:style-name="T27">Ставітри</text:span><text:span text:style-name="T9">, -íв, </text:span><text:span text:style-name="T1">ім., мн., інд.-авт., [8]. </text:span><text:span text:style-name="T10">Похідне від </text:span><text:span text:style-name="T12">сто </text:span><text:span text:style-name="T10">і</text:span><text:span text:style-name="T12"> вітри</text:span><text:span text:style-name="T10">.</text:span></text:p>
      <text:p text:style-name="P1"><text:span text:style-name="T2">На цих шалених </text:span><text:span text:style-name="T6">ставітрах</text:span><text:span text:style-name="T2">,/ де ні коня, ані дороги,/ звіряй свій крок за знаком Бога - / і попри смерть і попри жах. (П-1:131).</text:span></text:p>
      <text:p text:style-name="P4"/>
      <text:p text:style-name="P1"><text:span text:style-name="T27">Стасвіти</text:span><text:span text:style-name="T9">, -ів, </text:span><text:span text:style-name="T1">ім., мн., інд.-авт., [8]. </text:span><text:span text:style-name="T10">Похідне від </text:span><text:span text:style-name="T12">сто</text:span><text:span text:style-name="T10"> і </text:span><text:span text:style-name="T12">світи</text:span><text:span text:style-name="T10">.</text:span></text:p>
      <text:p text:style-name="P1"><text:span text:style-name="T2">О те моє відьомське вариво, та колотнеча </text:span><text:span text:style-name="T6">стасвітів</text:span><text:span text:style-name="T2">,/ о те чадне </text:span><text:span text:style-name="T2">жагуче марево вгорнуло горло і до брів/ сягнуло… (П-2:127).</text:span></text:p>
      <text:p text:style-name="P4"/>
      <text:p text:style-name="P1"><text:span text:style-name="T27">Стобагáття</text:span><text:span text:style-name="T9">, -я, </text:span><text:span text:style-name="T1">ім., с., інд.-авт., [???8]. </text:span><text:span text:style-name="T10">Похідне від </text:span><text:span text:style-name="T12">сто</text:span><text:span text:style-name="T10"> і </text:span><text:span text:style-name="T12">багáття</text:span><text:span text:style-name="T10">.</text:span></text:p>
      <text:p text:style-name="P1"><text:span text:style-name="T2">Я – незалежний, серце бо студене/ згубило давній жар на </text:span><text:span text:style-name="T6">стобагатті</text:span><text:span text:style-name="T2"> мук. (П-2:191).</text:span></text:p>
      <text:p text:style-name="P4"/>
      <text:p text:style-name="P1"><text:span text:style-name="T27">Стогóри</text:span><text:span text:style-name="T9">, стогíр, </text:span><text:span text:style-name="T1">ім., мн., інд.-авт., [???8]. </text:span><text:span text:style-name="T10">Похідне від </text:span><text:span text:style-name="T12">сто</text:span><text:span text:style-name="T10"> і </text:span><text:span text:style-name="T12">гóри</text:span><text:span text:style-name="T10">.</text:span></text:p>
      <text:p text:style-name="P1"><text:span text:style-name="T2">Я вийду в ніч, я позирну туди,/ де захід за </text:span><text:span text:style-name="T6">стогорами</text:span><text:span text:style-name="T2"> палає. (П-2:13); Там, за кандзюбою </text:span><text:span text:style-name="T6">стогір</text:span><text:span text:style-name="T2">,/ за кайданами стриму/ збігає вік – наперекір/ огню притомі диму. (П-2:285).</text:span></text:p>
      <text:p text:style-name="P4"/>
      <text:p text:style-name="P1"><text:span text:style-name="T27">Стодумний</text:span><text:span text:style-name="T9">, -а, -е, </text:span><text:span text:style-name="T2">прикм., </text:span><text:span text:style-name="T1">інд.-авт., [8]. </text:span><text:span text:style-name="T10">Похідне від </text:span><text:span text:style-name="T12">сто</text:span><text:span text:style-name="T10"> і </text:span><text:span text:style-name="T12">дýмати</text:span><text:span text:style-name="T10">.</text:span></text:p>
      <text:p text:style-name="P1"><text:span text:style-name="T2">Як чорногуз при березі, </text:span><text:span text:style-name="T6">стодумний</text:span><text:span text:style-name="T2">/ став Пан-Господь і молиться…(П-2:60).</text:span></text:p>
      <text:p text:style-name="P4"/>
      <text:p text:style-name="P1"><text:span text:style-name="T27">Стожалí</text:span><text:span text:style-name="T9">, -íв, </text:span><text:span text:style-name="T1">ім., мн., інд.-авт., [???8]. </text:span><text:span text:style-name="T10">Похідне від </text:span><text:span text:style-name="T12">сто</text:span><text:span text:style-name="T10"> і </text:span><text:span text:style-name="T12">жалí</text:span><text:span text:style-name="T10">.</text:span></text:p>
      <text:p text:style-name="P1"><text:span text:style-name="T2">Та за тобою небо запалало,/ овогнене грозою </text:span><text:span text:style-name="T6">стожалів</text:span><text:span text:style-name="T2">. (П-2:68).</text:span></text:p>
      <text:p text:style-name="P4"/>
      <text:p text:style-name="P1"><text:soft-page-break/><text:span text:style-name="T27">Стожáло</text:span><text:span text:style-name="T9">, </text:span><text:span text:style-name="T1">присл., інд.-авт., [???8]. </text:span><text:span text:style-name="T10">Похідне від </text:span><text:span text:style-name="T12">сто</text:span><text:span text:style-name="T10"> і </text:span><text:span text:style-name="T12">жáло</text:span><text:span text:style-name="T10">.</text:span></text:p>
      <text:p text:style-name="P1"><text:span text:style-name="T2">Тота сльоза тебе іспопелить,/ і лютий зойк завруниться </text:span><text:span text:style-name="T6">стожало</text:span><text:span text:style-name="T2">/ ланами й луками. (П-1:144).</text:span></text:p>
      <text:p text:style-name="P4"/>
      <text:p text:style-name="P1"><text:span text:style-name="T27">Стожáльний</text:span><text:span text:style-name="T9">, -а, -е, </text:span><text:span text:style-name="T2">прикм., </text:span><text:span text:style-name="T1">інд.-авт., [???8]. </text:span><text:span text:style-name="T10">Похідне від </text:span><text:span text:style-name="T12">сто</text:span><text:span text:style-name="T10"> і </text:span><text:span text:style-name="T12">жáльний</text:span><text:span text:style-name="T10">.</text:span></text:p>
      <text:p text:style-name="P1"><text:span text:style-name="T2">Куріє руїна. Кривавим стікає потоком,/ і сонце татарське – </text:span><text:span text:style-name="T6">стожальне</text:span><text:span text:style-name="T2"> – разить наповал. (П-1:45).</text:span></text:p>
      <text:p text:style-name="P4"/>
      <text:p text:style-name="P1"><text:span text:style-name="T27">Стожáрний</text:span><text:span text:style-name="T9">, -а, -е, </text:span><text:span text:style-name="T2">прикм., </text:span><text:span text:style-name="T1">інд.-авт., [???8]. </text:span><text:span text:style-name="T10">Похідне від </text:span><text:span text:style-name="T12">сто</text:span><text:span text:style-name="T10"> і </text:span><text:span text:style-name="T12">жáрний</text:span><text:span text:style-name="T10">.</text:span></text:p>
      <text:p text:style-name="P1"><text:span text:style-name="T2">Сяде сонце на сопку, скаженіє бичарня,/ заховайся в коробку там, де сонце </text:span><text:span text:style-name="T6">стожарне</text:span><text:span text:style-name="T2">… (П-2:166-167); Паду в траву – на цей цвинтарний/ </text:span><text:span text:style-name="T2">кульбабин зойк, кульбабин пух,/ на розсип рос і на </text:span><text:span text:style-name="T6">стожарний/ </text:span><text:span text:style-name="T2">пожежний виквіт довгих скрух. (П-2:184).</text:span></text:p>
      <text:p text:style-name="P4"/>
      <text:p text:style-name="P1"><text:span text:style-name="T27">Стожурбá</text:span><text:span text:style-name="T9">, -и, </text:span><text:span text:style-name="T1">ім., ж., інд.-авт., </text:span><text:span text:style-name="T25">[???</text:span><text:span text:style-name="T1">8</text:span><text:span text:style-name="T25">]., </text:span><text:span text:style-name="T20">Пох</text:span><text:span text:style-name="T1">ідне від </text:span><text:span text:style-name="T7">сто</text:span><text:span text:style-name="T2"> і </text:span><text:span text:style-name="T7">журбá</text:span><text:span text:style-name="T2">.</text:span><text:span text:style-name="T25"> </text:span></text:p>
      <text:p text:style-name="P1"><text:span text:style-name="T2">Пропадіть, аеродроми,/ спопеліться в </text:span><text:span text:style-name="T6">стожурбі</text:span><text:span text:style-name="T2">. (П-1:159).</text:span></text:p>
      <text:p text:style-name="P4"/>
      <text:p text:style-name="P1"><text:span text:style-name="T27">Стозлотопелюстки</text:span><text:span text:style-name="T9">, -ів, </text:span><text:span text:style-name="T1">ім., мн., інд.-авт., [8]. </text:span><text:span text:style-name="T10">Похідне від </text:span><text:span text:style-name="T12">сто, золотий</text:span><text:span text:style-name="T10"> і </text:span><text:span text:style-name="T12">пелюстки</text:span><text:span text:style-name="T10">.</text:span></text:p>
      <text:p text:style-name="P1"><text:span text:style-name="T2">Як сонях сонце п’є/ </text:span><text:span text:style-name="T6">стозлотопелюстками</text:span><text:span text:style-name="T2">,/ де хата постає - / ковчегом над роками. (П-2:18).</text:span></text:p>
      <text:p text:style-name="P4"/>
      <text:p text:style-name="P1"><text:span text:style-name="T27">Стозмíй</text:span><text:span text:style-name="T9">, -я, </text:span><text:span text:style-name="T1">ім., ч., інд.-авт., [???8]. </text:span><text:span text:style-name="T10">Похідне від </text:span><text:span text:style-name="T12">сто</text:span><text:span text:style-name="T10"> і </text:span><text:span text:style-name="T12">змій</text:span><text:span text:style-name="T10">.</text:span></text:p>
      <text:p text:style-name="P1"><text:span text:style-name="T2">Коли докучили ці втеки - / в лет, до вогненної пащеки./ Як він ощирився, </text:span><text:span text:style-name="T6">стозмій</text:span><text:span text:style-name="T2">! (П-1:73).</text:span></text:p>
      <text:p text:style-name="P4"/>
      <text:p text:style-name="P1"><text:span text:style-name="T27">Стозóрий</text:span><text:span text:style-name="T9">, -а, -е, </text:span><text:span text:style-name="T2">прикм., </text:span><text:span text:style-name="T1">інд.-авт., [8]. </text:span><text:span text:style-name="T10">Похідне від </text:span><text:span text:style-name="T12">сто</text:span><text:span text:style-name="T10"> і </text:span><text:span text:style-name="T12">зір</text:span><text:span text:style-name="T10">.</text:span></text:p>
      <text:p text:style-name="P1"><text:span text:style-name="T2">Тільки сіль, і вода, і житняк,/ і світанок, і ніч, і </text:span><text:span text:style-name="T6">стозора</text:span><text:span text:style-name="T2">/ небезпека, і сонна і хора/ ця душа – вирушає успак! (П-1:105).</text:span></text:p>
      <text:p text:style-name="P4"/>
      <text:p text:style-name="P1"><text:soft-page-break/><text:span text:style-name="T27">Стокóло</text:span><text:span text:style-name="T9">, -а, </text:span><text:span text:style-name="T1">ім., с., інд.-авт., [???8]. </text:span><text:span text:style-name="T10">Похідне від </text:span><text:span text:style-name="T12">сто</text:span><text:span text:style-name="T10"> і </text:span><text:span text:style-name="T12">кóло</text:span><text:span text:style-name="T10">.</text:span></text:p>
      <text:p text:style-name="P1"><text:span text:style-name="T2">Червоний біль од нагая/ в очах розходиться </text:span><text:span text:style-name="T6">стоколом</text:span><text:span text:style-name="T2">,/ а світ несеться покотьолом,/ за світом – настрибом – змія… (П-2:16).</text:span></text:p>
      <text:p text:style-name="P4"/>
      <text:p text:style-name="P1"><text:span text:style-name="T27">Стокрик</text:span><text:span text:style-name="T9">, -у, </text:span><text:span text:style-name="T1">ім., ч., інд.-авт., [???8]. </text:span><text:span text:style-name="T10">Похідне від </text:span><text:span text:style-name="T12">сто</text:span><text:span text:style-name="T10"> і </text:span><text:span text:style-name="T12">крик</text:span><text:span text:style-name="T10">.</text:span></text:p>
      <text:p text:style-name="P1"><text:span text:style-name="T2">…бо в горлі застуда, у грудях пітьма/ і світ оступає </text:span><text:span text:style-name="T6">стокрик</text:span><text:span text:style-name="T2"> – Колима. (П-1:135).</text:span></text:p>
      <text:p text:style-name="P4"/>
      <text:p text:style-name="P1"><text:span text:style-name="T27">Стомежá</text:span><text:span text:style-name="T9">, -і, </text:span><text:span text:style-name="T1">ім., ж., інд.-авт., [???8]. </text:span><text:span text:style-name="T10">Похідне від </text:span><text:span text:style-name="T12">сто</text:span><text:span text:style-name="T10"> і </text:span><text:span text:style-name="T12">межá</text:span><text:span text:style-name="T10">.</text:span></text:p>
      <text:p text:style-name="P1"><text:span text:style-name="T2">Полон у полоні, межі </text:span><text:span text:style-name="T6">стомежа</text:span><text:span text:style-name="T2">,/ ти вся – за горбами-горбами/ натхнення і хорого серця ґанджа - / з синами, хрунями, рабами. (П-1:131).</text:span></text:p>
      <text:p text:style-name="P4"/>
      <text:p text:style-name="P1"><text:span text:style-name="T27">Сто-морóзи, </text:span><text:span text:style-name="T9">-ів, </text:span><text:span text:style-name="T1">ім., мн., інд.-авт., [9]. </text:span><text:span text:style-name="T10">Похідне від </text:span><text:span text:style-name="T12">сто</text:span><text:span text:style-name="T10"> і </text:span><text:span text:style-name="T12">морóзи</text:span><text:span text:style-name="T10">.</text:span></text:p>
      <text:p text:style-name="P1"><text:span text:style-name="T2">Так стій і стій і стій і стій,/ дубій на </text:span><text:span text:style-name="T6">сто-морозах</text:span><text:span text:style-name="T2">,/ о будь ти проклят, часе мій,/ в усіх своїх погрозах. (П-2:24).</text:span></text:p>
      <text:p text:style-name="P4"/>
      <text:p text:style-name="P1"><text:span text:style-name="T27">Стонастóрчений</text:span><text:span text:style-name="T9">, -а, -е, </text:span><text:span text:style-name="T2">прикм., </text:span><text:span text:style-name="T1">інд.-авт., [???8]. </text:span><text:span text:style-name="T10">Похідне від </text:span><text:span text:style-name="T12">сто</text:span><text:span text:style-name="T10"> і </text:span><text:span text:style-name="T12">настóрчений</text:span><text:span text:style-name="T10">.</text:span></text:p>
      <text:p text:style-name="P1"><text:span text:style-name="T2">Кружеляє понад ними/ вечір, крила розкриливши,/ впав на горлицю із неба/ </text:span><text:span text:style-name="T6">стонасторчений</text:span><text:span text:style-name="T2"> коршак. (П-1:92).</text:span></text:p>
      <text:p text:style-name="P4"/>
      <text:p text:style-name="P1"><text:span text:style-name="T27">Стопровáлля</text:span><text:span text:style-name="T9">, -я, </text:span><text:span text:style-name="T1">ім., с., інд.-авт., [???8]. </text:span><text:span text:style-name="T10">Похідне від </text:span><text:span text:style-name="T12">сто</text:span><text:span text:style-name="T10"> і </text:span><text:span text:style-name="T12">провáлля</text:span><text:span text:style-name="T10">.</text:span></text:p>
      <text:p text:style-name="P1"><text:span text:style-name="T2">Якась лежить на нас печаль./ І чим ми Бога прогнівили,/ Іване-брате? Скільки сили/ втелющили до </text:span><text:span text:style-name="T6">стопроваль</text:span><text:span text:style-name="T2">. (П-2:160).</text:span></text:p>
      <text:p text:style-name="P4"/>
      <text:p text:style-name="P1"><text:span text:style-name="T27">Стопровáльний</text:span><text:span text:style-name="T9">, -а, -е, </text:span><text:span text:style-name="T2">прикм., </text:span><text:span text:style-name="T1">інд.-авт., [???8]. </text:span><text:span text:style-name="T10">Похідне від </text:span><text:span text:style-name="T12">сто</text:span><text:span text:style-name="T10"> і </text:span><text:span text:style-name="T12">провáльний</text:span><text:span text:style-name="T10">.</text:span></text:p>
      <text:p text:style-name="P1"><text:span text:style-name="T2">Око ока ми,/ не навчені подосі видивляти/ довкіл і не обрушувати горя/ сухі тороси в </text:span><text:span text:style-name="T6">стопровальний</text:span><text:span text:style-name="T2"> діл. (П-2:64).</text:span></text:p>
      <text:p text:style-name="P4"/>
      <text:p text:style-name="P1"><text:soft-page-break/><text:span text:style-name="T27">Сторíки</text:span><text:span text:style-name="T9">, сторíк, </text:span><text:span text:style-name="T1">ім., мн., інд.-авт., [???8]. </text:span><text:span text:style-name="T10">Похідне від </text:span><text:span text:style-name="T12">сто</text:span><text:span text:style-name="T10"> і </text:span><text:span text:style-name="T12">ріки</text:span><text:span text:style-name="T10">.</text:span></text:p>
      <text:p text:style-name="P1"><text:span text:style-name="T2">Хай край святиться. За горою/ </text:span><text:span text:style-name="T6">сторіки</text:span><text:span text:style-name="T2"> чорної ропи. (П-2:173).</text:span></text:p>
      <text:p text:style-name="P4"/>
      <text:p text:style-name="P1"><text:span text:style-name="T27">Сторозтриклятий</text:span><text:span text:style-name="T9">, -а, -е, </text:span><text:span text:style-name="T2">прикм., </text:span><text:span text:style-name="T1">інд.-авт., [???8]. </text:span><text:span text:style-name="T10">Похідне від </text:span><text:span text:style-name="T12">сто</text:span><text:span text:style-name="T10"> і </text:span><text:span text:style-name="T12">розтриклятий</text:span><text:span text:style-name="T10">.</text:span></text:p>
      <text:p text:style-name="P1"><text:span text:style-name="T2">Аби лиш подолати гнів,/ </text:span><text:span text:style-name="T6">сторозтриклятий</text:span><text:span text:style-name="T2"> гнів здолати,/ я б поіменно міг назвати/ усіх братів, усіх катів. (П-1:30).</text:span></text:p>
      <text:p text:style-name="P4"/>
      <text:p text:style-name="P1"><text:span text:style-name="T27">Стосиній</text:span><text:span text:style-name="T9">, -я, -є, </text:span><text:span text:style-name="T2">прикм., </text:span><text:span text:style-name="T1">інд.-авт., [???8]. </text:span><text:span text:style-name="T10">Похідне від </text:span><text:span text:style-name="T12">сто</text:span><text:span text:style-name="T10"> і </text:span><text:span text:style-name="T12">синій</text:span><text:span text:style-name="T10">.</text:span></text:p>
      <text:p text:style-name="P1"><text:span text:style-name="T2">Червоним вином заливає мій погляд </text:span><text:span text:style-name="T6">стосиній</text:span><text:span text:style-name="T2">,/ спустошені губи </text:span><text:span text:style-name="T2">залито червоним вином,/ і видиться берег – далекий – у радісній піні,/ і спокій приносить, і спокій обіцяний – бром. (П-2:290).</text:span></text:p>
      <text:p text:style-name="P4"/>
      <text:p text:style-name="P1"><text:span text:style-name="T27">Схриплокрóнний</text:span><text:span text:style-name="T9">, -а, -е, </text:span><text:span text:style-name="T2">прикм., </text:span><text:span text:style-name="T1">інд.-авт., [8]. </text:span><text:span text:style-name="T10">Похідне від </text:span><text:span text:style-name="T12">(с)хриплий</text:span><text:span text:style-name="T10"> і </text:span><text:span text:style-name="T12">крóна</text:span><text:span text:style-name="T10">.</text:span></text:p>
      <text:p text:style-name="P1"><text:span text:style-name="T2">Пожухле листя опадає з віт,/ голосить голий стовбур </text:span><text:span text:style-name="T6">схриплокронний</text:span><text:span text:style-name="T2">. (П-</text:span><text:span text:style-name="T2">1:161).</text:span></text:p>
      <text:p text:style-name="P4"/>
      <text:p text:style-name="P1"><text:span text:style-name="T27">Тамбíк</text:span><text:span text:style-name="T9">, -бóку, </text:span><text:span text:style-name="T1">ім., ч., інд.-авт., [11]. </text:span><text:span text:style-name="T10">Похідне від </text:span><text:span text:style-name="T12">там</text:span><text:span text:style-name="T10"> і </text:span><text:span text:style-name="T12">бік</text:span><text:span text:style-name="T10">. На тому боці.</text:span></text:p>
      <text:p text:style-name="P1"><text:span text:style-name="T2">А товщею, в кризі, в імлі,/ за </text:span><text:span text:style-name="T6">тамбоком</text:span><text:span text:style-name="T2">,/ сяє срібне серце землі/ скорбним оком. (П-1:173).</text:span></text:p>
      <text:p text:style-name="P4"/>
      <text:p text:style-name="P1"><text:span text:style-name="T27">Тихоплин</text:span><text:span text:style-name="T9">, -у, </text:span><text:span text:style-name="T1">ім., ч., інд.-авт., [1]. </text:span><text:span text:style-name="T14">Похідне від </text:span><text:span text:style-name="T13">тихоплинний</text:span><text:span text:style-name="T9">, </text:span><text:span text:style-name="T1">поет. –</text:span><text:span text:style-name="T9"> який тихо плине.</text:span></text:p>
      <text:p text:style-name="P1"><text:span text:style-name="T2">Земного болю брилу – підбився я на силу/ разком сліпучих днин. Ти знаєш чий ти син?/ Атож, запевне знаю. А душу проминаю - / і власну в </text:span><text:span text:style-name="T6">тихоплин</text:span><text:span text:style-name="T2">. (П-2:280).</text:span></text:p>
      <text:p text:style-name="P4"/>
      <text:p text:style-name="P1"><text:span text:style-name="T27">Тойящобáтько</text:span><text:span text:style-name="T9">, -а, </text:span><text:span text:style-name="T1">ім., ч., інд.-авт., [11]. </text:span><text:span text:style-name="T10">Похідне від </text:span><text:span text:style-name="T12">той, я, що</text:span><text:span text:style-name="T10"> і </text:span><text:span text:style-name="T12">бáтько</text:span><text:span text:style-name="T10">.</text:span></text:p>
      <text:p text:style-name="P1"><text:span text:style-name="T2">Я тіло нагострив на чаї та акридах,/ а душу – пошукай. І не питай./ Тойящосин не чує вже мене./ </text:span><text:span text:style-name="T6">Тойящобатько</text:span><text:span text:style-name="T2"> вже не чую сина. (П-2:191).</text:span></text:p>
      <text:p text:style-name="P4"><text:soft-page-break/></text:p>
      <text:p text:style-name="P1"><text:span text:style-name="T27">Тойящосин</text:span><text:span text:style-name="T9">, -а, </text:span><text:span text:style-name="T1">ім., ч., інд.-авт., [11]. </text:span><text:span text:style-name="T10">Похідне від </text:span><text:span text:style-name="T12">той, я, що</text:span><text:span text:style-name="T10"> і </text:span><text:span text:style-name="T12">син</text:span><text:span text:style-name="T10">.</text:span></text:p>
      <text:p text:style-name="P1"><text:span text:style-name="T2">Я тіло нагострив на чаї та акридах,/ а душу – пошукай. І не питай./ </text:span><text:span text:style-name="T6">Тойящосин</text:span><text:span text:style-name="T2"> не чує вже мене./ Тойящобатько вже не чую сина. (П-2:191).</text:span></text:p>
      <text:p text:style-name="P4"/>
      <text:p text:style-name="P1"><text:span text:style-name="T27">Тонкоголóсити</text:span><text:span text:style-name="T9">, -шу, -сиш, дієсл., </text:span><text:span text:style-name="T2">недок., перех., інд.-авт., [8]. </text:span><text:span text:style-name="T9">Похідне </text:span><text:span text:style-name="T9">від </text:span><text:span text:style-name="T13">тóнко</text:span><text:span text:style-name="T9"> і </text:span><text:span text:style-name="T13">голóсити</text:span><text:span text:style-name="T9">.</text:span></text:p>
      <text:p text:style-name="P1"><text:span text:style-name="T2">Нехай-но і помру - / та він за мене </text:span><text:span text:style-name="T6">відтонкоголосить</text:span><text:span text:style-name="T2">/ про тисячі пропащих вечорів… (П-1:47).</text:span></text:p>
      <text:p text:style-name="P4"/>
      <text:p text:style-name="P1"><text:span text:style-name="T27">Тонкожáло</text:span><text:span text:style-name="T9">, </text:span><text:span text:style-name="T1">присл., інд.-авт., [8]. </text:span><text:span text:style-name="T10">Похідне від </text:span><text:span text:style-name="T12">тонкий</text:span><text:span text:style-name="T10"> і </text:span><text:span text:style-name="T12">жáло</text:span><text:span text:style-name="T10">.</text:span></text:p>
      <text:p text:style-name="P1"><text:span text:style-name="T2">І буде ще щось. Буде ще щось. День/ стоїть – гінкий, неначе телевежа,/ і все вивищується </text:span><text:span text:style-name="T6">тонкожало</text:span><text:span text:style-name="T2">… (П-2:103).</text:span></text:p>
      <text:p text:style-name="P4"/>
      <text:p text:style-name="P1"><text:span text:style-name="T27">Тремт</text:span><text:span text:style-name="T9">, -у, </text:span><text:span text:style-name="T1">ім., ч., інд.-авт., [1]. </text:span><text:span text:style-name="T9">Те саме, що тремтіння.</text:span></text:p>
      <text:p text:style-name="P1"><text:span text:style-name="T2">…опуст, розпадання/ материка, раптовий зсув і дляння,/ і </text:span><text:span text:style-name="T6">трепет</text:span><text:span text:style-name="T2"> рук, і тремт повік німий. (П-1:37).</text:span></text:p>
      <text:p text:style-name="P4"/>
      <text:p text:style-name="P1"><text:span text:style-name="T27">Уводноряд</text:span><text:span text:style-name="T9">, </text:span><text:span text:style-name="T1">присл., інд.-авт., [???11]. </text:span><text:span text:style-name="T10">В один ряд.</text:span></text:p>
      <text:p text:style-name="P1"><text:span text:style-name="T2">Тепер ти сам, як вулій цей гулкий,/ стаєш </text:span><text:span text:style-name="T6">уводноряд</text:span><text:span text:style-name="T2"> до цілосвіту,/ коли з грудей твоїх несамовитих/ усі повийшли зашпори-голки. (П-</text:span><text:span text:style-name="T2">2:181).</text:span></text:p>
      <text:p text:style-name="P4"/>
      <text:p text:style-name="P1"><text:span text:style-name="T27">Усеблагий</text:span><text:span text:style-name="T9">, -а, -е, </text:span><text:span text:style-name="T2">прикм., </text:span><text:span text:style-name="T1">інд.-авт., [11]. </text:span><text:span text:style-name="T10">Похідне від </text:span><text:span text:style-name="T12">усé</text:span><text:span text:style-name="T10"> і </text:span><text:span text:style-name="T12">благий</text:span><text:span text:style-name="T10">.</text:span></text:p>
      <text:p text:style-name="P1"><text:span text:style-name="T2">І снився Кар – зажурений такий,/ немов отетерілий од докуки,/ </text:span><text:span text:style-name="T2">допоки мати заламає руки,/ наш гріх відпустить Бог </text:span><text:span text:style-name="T6">усеблагий</text:span><text:span text:style-name="T2">. (П-</text:span><text:span text:style-name="T2">2:128).</text:span></text:p>
      <text:p text:style-name="P4"/>
      <text:p text:style-name="P1"><text:span text:style-name="T27">Усевитóнчуваний</text:span><text:span text:style-name="T9">, -а, -е, </text:span><text:span text:style-name="T2">прикм., </text:span><text:span text:style-name="T1">інд.-авт., [11]. </text:span><text:span text:style-name="T10">Похідне від </text:span><text:span text:style-name="T12">усé</text:span><text:span text:style-name="T10"> і </text:span><text:span text:style-name="T12">витóнчуваний</text:span><text:span text:style-name="T10">.</text:span></text:p>
      <text:p text:style-name="P1"><text:span text:style-name="T6">Усевитончуваний</text:span><text:span text:style-name="T2"> зойк,/ крик крику, крику крик./ Задосить. Спекайся морок,/ хоч як до них і звик. (П-2:96).</text:span></text:p>
      <text:p text:style-name="P4"><text:soft-page-break/></text:p>
      <text:p text:style-name="P1"><text:span text:style-name="T27">Усевладуще</text:span><text:span text:style-name="T9">, -щого, </text:span><text:span text:style-name="T1">ім., с., інд.-авт., [11]. </text:span><text:span text:style-name="T10">Похідне від </text:span><text:span text:style-name="T12">усе</text:span><text:span text:style-name="T10"> і </text:span><text:span text:style-name="T12">владýще</text:span><text:span text:style-name="T10"> (від </text:span><text:span text:style-name="T12">влáда</text:span><text:span text:style-name="T10">). З великою владою.</text:span></text:p>
      <text:p text:style-name="P1"><text:span text:style-name="T2">Коли прищухло довкруги, поближнє/ </text:span><text:span text:style-name="T6">усевладуще</text:span><text:span text:style-name="T2"> ревом так реве,/ </text:span><text:span text:style-name="T2">ану збагни – суворе ачи ніжне/ те, що тебе всевладно так зове. (П-2:120).</text:span></text:p>
      <text:p text:style-name="P4"/>
      <text:p text:style-name="P1"><text:span text:style-name="T27">Усенестéрпний</text:span><text:span text:style-name="T9">, -а, -е, </text:span><text:span text:style-name="T2">прикм., </text:span><text:span text:style-name="T1">інд.-авт., [11]. </text:span><text:span text:style-name="T10">Похідне від </text:span><text:span text:style-name="T12">усé</text:span><text:span text:style-name="T10"> і </text:span><text:span text:style-name="T12">нестéрпний</text:span><text:span text:style-name="T10">.</text:span></text:p>
      <text:p text:style-name="P1"><text:span text:style-name="T2">Народжені мої бажання,/ </text:span><text:span text:style-name="T6">усенестерпні</text:span><text:span text:style-name="T2">, всеголодні,/ такі вітри зняли довкола,/ що все несеться шкереберть. (П-2:195).</text:span></text:p>
      <text:p text:style-name="P4"/>
      <text:p text:style-name="P1"><text:span text:style-name="T27">Усепокóра</text:span><text:span text:style-name="T9"> (всепокóра), -и, </text:span><text:span text:style-name="T1">ім., ж., інд.-авт., [11]. </text:span><text:span text:style-name="T10">Похідне від </text:span><text:span text:style-name="T12">усé</text:span><text:span text:style-name="T10"> і </text:span><text:span text:style-name="T12">покóра</text:span><text:span text:style-name="T10">.</text:span></text:p>
      <text:p text:style-name="P1"><text:span text:style-name="T2">В квадратах жертв – чистописом журби - / </text:span><text:span text:style-name="T6">усепокора</text:span><text:span text:style-name="T2">, майже невідпорна./ Свічадо спить. У ньому спить свіча,/ розплатана </text:span><text:span text:style-name="T2">метеликом, акантом. (П-1:59); Як вікна в позапростір, позачас,/ за мури німоти і </text:span><text:span text:style-name="T6">всепокори</text:span><text:span text:style-name="T2">,/ так </text:span><text:span text:style-name="T2">світяться свічада, світлом хорі,/ і пильно задивляються крізь нас/ у сяйва… (П-1:66).</text:span></text:p>
      <text:p text:style-name="P4"/>
      <text:p text:style-name="P1"><text:span text:style-name="T27">Усестрімкий</text:span><text:span text:style-name="T9">, -а, -е, </text:span><text:span text:style-name="T2">прикм., </text:span><text:span text:style-name="T1">інд.-авт., [11]. </text:span><text:span text:style-name="T10">Похідне від </text:span><text:span text:style-name="T12">усé</text:span><text:span text:style-name="T10"> і </text:span><text:span text:style-name="T12">стрімкий</text:span><text:span text:style-name="T10">.</text:span></text:p>
      <text:p text:style-name="P1"><text:span text:style-name="T2">Ескорт і почет, кожен челядин/ не помічає ні ночей ні днин,/ спинився час – в </text:span><text:span text:style-name="T6">усестрімкому</text:span><text:span text:style-name="T2"> леті. (П-2:295).</text:span></text:p>
      <text:p text:style-name="P4"/>
      <text:p text:style-name="P1"><text:span text:style-name="T27">Ціложиттєвий</text:span><text:span text:style-name="T9">, -а, -е, </text:span><text:span text:style-name="T2">прикм., </text:span><text:span text:style-name="T1">інд.-авт., [8]. </text:span><text:span text:style-name="T10">Похідне від </text:span><text:span text:style-name="T12">цíлий</text:span><text:span text:style-name="T10"> і </text:span><text:span text:style-name="T12">життєвий (</text:span><text:span text:style-name="T10">від</text:span><text:span text:style-name="T12"> життя)</text:span><text:span text:style-name="T10">.</text:span></text:p>
      <text:p text:style-name="P1"><text:span text:style-name="T2">З </text:span><text:span text:style-name="T6">ціложиттєвого</text:span><text:span text:style-name="T2"> ждання/ Ти смерть на кілька літ відтрутив,/ аби почути пахощ рути/ і в неї впасти навмання - / з усіх розлук – на обакрай/ Вітчизни – і яви, і мрії. (П-2:19).</text:span></text:p>
      <text:p text:style-name="P4"/>
      <text:p text:style-name="P1"><text:span text:style-name="T27">Цілосвíт</text:span><text:span text:style-name="T9">, -у, </text:span><text:span text:style-name="T1">ім., </text:span><text:span text:style-name="T9">ч., </text:span><text:span text:style-name="T2">інд.-авт., [8]. </text:span><text:span text:style-name="T10">Похідне від </text:span><text:span text:style-name="T12">цíлий</text:span><text:span text:style-name="T10"> і </text:span><text:span text:style-name="T12">світ</text:span><text:span text:style-name="T10">.</text:span></text:p>
      <text:p text:style-name="P1"><text:span text:style-name="T2">Тепер ти сам, як вулій цей гулкий,/ стаєш уводноряд до цілосвіту,/ коли з грудей </text:span><text:soft-page-break/><text:span text:style-name="T2">твоїх несамовитих/ усі повийшли зашпори-голки.</text:span><text:span text:style-name="T2"> (П-2:181).</text:span></text:p>
      <text:p text:style-name="P4"/>
      <text:p text:style-name="P1"><text:span text:style-name="T27">Чорновóддя</text:span><text:span text:style-name="T9">, -я, </text:span><text:span text:style-name="T1">ім., с., інд.-авт., [8]. </text:span><text:span text:style-name="T10">Похідне від </text:span><text:span text:style-name="T12">чóрний</text:span><text:span text:style-name="T10"> і </text:span><text:span text:style-name="T12">вóддя</text:span><text:span text:style-name="T10"> (від </text:span><text:span text:style-name="T12">водá</text:span><text:span text:style-name="T10">).</text:span></text:p>
      <text:p text:style-name="P1"><text:span text:style-name="T2">Червона барка в </text:span><text:span text:style-name="T6">чорноводді </text:span><text:span text:style-name="T2">доль/ загубиться. І фенікс довгоногий/ перенесе тебе в ясні чертоги/ від самоволь, покори і сваволь. (П-</text:span><text:span text:style-name="T2">1:56); …Підтале </text:span><text:span text:style-name="T6">чорноводдя</text:span><text:span text:style-name="T2"> зелен-криги/ займається світанням на </text:span><text:span text:style-name="T2">щоці. (П-1:77).</text:span></text:p>
      <text:p text:style-name="P4"/>
      <text:p text:style-name="P1"><text:span text:style-name="T27">Ясноджерéльний</text:span><text:span text:style-name="T9">, -а, -е, </text:span><text:span text:style-name="T2">прикм., </text:span><text:span text:style-name="T1">інд.-авт., [8]. </text:span><text:span text:style-name="T10">Похідне від </text:span><text:span text:style-name="T12">ясно</text:span><text:span text:style-name="T10"> і </text:span><text:span text:style-name="T12">джерéльний</text:span><text:span text:style-name="T10">.</text:span></text:p>
      <text:p text:style-name="P1"><text:span text:style-name="T2">Там буриться похмурий амарант/ і айстри у покірній непокорі/ останні долітовують прозорі/ дні вересня – </text:span><text:span text:style-name="T6">ясноджерельний</text:span><text:span text:style-name="T2"> кант. (П-1:61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erif Condensed" fo:font-size="12pt" fo:language="uk" fo:country="UA" style:letter-kerning="true" style:font-name-asian="DejaVu Sans Light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Light" fo:font-size="14pt" style:font-name-asian="DejaVu Sans Light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0T13:33:57</meta:creation-date>
    <dc:date>2003-01-01T04:48:27.25</dc:date>
    <meta:editing-duration>PT6H53M18S</meta:editing-duration>
    <meta:editing-cycles>81</meta:editing-cycles>
    <meta:generator>LibreOffice/3.5$Windows_x86 LibreOffice_project/dc9775d-05ecbee-0851ad3-1586698-727bf66</meta:generator>
    <meta:document-statistic meta:table-count="0" meta:image-count="0" meta:object-count="0" meta:page-count="31" meta:paragraph-count="424" meta:word-count="6406" meta:character-count="40819" meta:non-whitespace-character-count="35049"/>
  </office:meta>
</office:document-meta>
</file>